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05cm" style:rel-column-width="19467*"/>
    </style:style>
    <style:style style:name="Table1.C" style:family="table-column">
      <style:table-column-properties style:column-width="6.9cm" style:rel-column-width="26601*"/>
    </style:style>
    <style:style style:name="Table1.1" style:family="table-row">
      <style:table-row-properties fo:background-color="transparent">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893cm" fo:margin-left="0.116cm" table:align="left"/>
    </style:style>
    <style:style style:name="Table3.A" style:family="table-column">
      <style:table-column-properties style:column-width="8.391cm"/>
    </style:style>
    <style:style style:name="Table3.B" style:family="table-column">
      <style:table-column-properties style:column-width="8.50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c9211e" officeooo:rsid="0007e653" officeooo:paragraph-rsid="000dcd36"/>
    </style:style>
    <style:style style:name="P2" style:family="paragraph" style:parent-style-name="Standard">
      <style:paragraph-properties fo:text-align="start" style:justify-single-word="false"/>
      <style:text-properties fo:color="#c9211e" officeooo:rsid="00223c7a" officeooo:paragraph-rsid="00223c7a"/>
    </style:style>
    <style:style style:name="P3" style:family="paragraph" style:parent-style-name="Standard">
      <style:paragraph-properties fo:text-align="start" style:justify-single-word="false"/>
      <style:text-properties fo:color="#c9211e" officeooo:rsid="00223c7a" officeooo:paragraph-rsid="005ac509"/>
    </style:style>
    <style:style style:name="P4" style:family="paragraph" style:parent-style-name="Standard">
      <style:paragraph-properties fo:text-align="start" style:justify-single-word="false"/>
      <style:text-properties fo:color="#c9211e" officeooo:rsid="002792b5" officeooo:paragraph-rsid="002792b5"/>
    </style:style>
    <style:style style:name="P5" style:family="paragraph" style:parent-style-name="Standard">
      <style:paragraph-properties fo:text-align="start" style:justify-single-word="false"/>
      <style:text-properties fo:color="#c9211e" officeooo:rsid="002b1a95" officeooo:paragraph-rsid="002b1a95"/>
    </style:style>
    <style:style style:name="P6" style:family="paragraph" style:parent-style-name="Standard">
      <style:paragraph-properties fo:text-align="start" style:justify-single-word="false"/>
      <style:text-properties officeooo:rsid="0007e653" officeooo:paragraph-rsid="0007e653"/>
    </style:style>
    <style:style style:name="P7" style:family="paragraph" style:parent-style-name="Standard">
      <style:paragraph-properties fo:text-align="start" style:justify-single-word="false"/>
      <style:text-properties officeooo:rsid="0007e80c" officeooo:paragraph-rsid="0007e80c"/>
    </style:style>
    <style:style style:name="P8" style:family="paragraph" style:parent-style-name="Standard">
      <style:paragraph-properties fo:text-align="start" style:justify-single-word="false"/>
      <style:text-properties officeooo:rsid="0009d95a" officeooo:paragraph-rsid="0009d95a"/>
    </style:style>
    <style:style style:name="P9" style:family="paragraph" style:parent-style-name="Standard">
      <style:paragraph-properties fo:text-align="start" style:justify-single-word="false"/>
      <style:text-properties officeooo:rsid="000a41c6" officeooo:paragraph-rsid="000a41c6"/>
    </style:style>
    <style:style style:name="P10" style:family="paragraph" style:parent-style-name="Standard">
      <style:paragraph-properties fo:text-align="start" style:justify-single-word="false"/>
      <style:text-properties officeooo:rsid="000a4e50" officeooo:paragraph-rsid="000a4e50"/>
    </style:style>
    <style:style style:name="P11" style:family="paragraph" style:parent-style-name="Standard">
      <style:paragraph-properties fo:text-align="start" style:justify-single-word="false"/>
      <style:text-properties officeooo:rsid="000bfc27" officeooo:paragraph-rsid="000bfc27"/>
    </style:style>
    <style:style style:name="P12" style:family="paragraph" style:parent-style-name="Standard">
      <style:paragraph-properties fo:text-align="start" style:justify-single-word="false"/>
      <style:text-properties officeooo:rsid="000d5b5b" officeooo:paragraph-rsid="000d5b5b"/>
    </style:style>
    <style:style style:name="P13" style:family="paragraph" style:parent-style-name="Standard">
      <style:paragraph-properties fo:text-align="start" style:justify-single-word="false"/>
      <style:text-properties officeooo:rsid="000dcd36" officeooo:paragraph-rsid="000dcd36"/>
    </style:style>
    <style:style style:name="P14" style:family="paragraph" style:parent-style-name="Standard">
      <style:paragraph-properties fo:text-align="start" style:justify-single-word="false"/>
      <style:text-properties officeooo:rsid="000efb48" officeooo:paragraph-rsid="000efb48"/>
    </style:style>
    <style:style style:name="P15" style:family="paragraph" style:parent-style-name="Standard">
      <style:paragraph-properties fo:text-align="start" style:justify-single-word="false"/>
      <style:text-properties officeooo:rsid="000f9e50" officeooo:paragraph-rsid="000f9e50"/>
    </style:style>
    <style:style style:name="P16" style:family="paragraph" style:parent-style-name="Standard">
      <style:paragraph-properties fo:text-align="start" style:justify-single-word="false"/>
      <style:text-properties officeooo:rsid="001147d1" officeooo:paragraph-rsid="001147d1"/>
    </style:style>
    <style:style style:name="P17" style:family="paragraph" style:parent-style-name="Standard">
      <style:paragraph-properties fo:text-align="start" style:justify-single-word="false"/>
      <style:text-properties style:use-window-font-color="true" officeooo:rsid="0007e653" officeooo:paragraph-rsid="0007e653"/>
    </style:style>
    <style:style style:name="P18" style:family="paragraph" style:parent-style-name="Standard">
      <style:paragraph-properties fo:text-align="start" style:justify-single-word="false"/>
      <style:text-properties fo:color="#2a6099" officeooo:rsid="0007e80c" officeooo:paragraph-rsid="0007e80c"/>
    </style:style>
    <style:style style:name="P19" style:family="paragraph" style:parent-style-name="Standard">
      <style:paragraph-properties fo:text-align="start" style:justify-single-word="false"/>
      <style:text-properties fo:color="#2a6099" officeooo:rsid="000a41c6" officeooo:paragraph-rsid="000a41c6"/>
    </style:style>
    <style:style style:name="P20" style:family="paragraph" style:parent-style-name="Standard">
      <style:paragraph-properties fo:text-align="start" style:justify-single-word="false"/>
      <style:text-properties fo:color="#2a6099" officeooo:rsid="000a4e50" officeooo:paragraph-rsid="000a4e50"/>
    </style:style>
    <style:style style:name="P21" style:family="paragraph" style:parent-style-name="Standard">
      <style:paragraph-properties fo:text-align="start" style:justify-single-word="false"/>
      <style:text-properties fo:color="#2a6099" officeooo:rsid="000bfc27" officeooo:paragraph-rsid="000bfc27"/>
    </style:style>
    <style:style style:name="P22" style:family="paragraph" style:parent-style-name="Standard">
      <style:paragraph-properties fo:text-align="start" style:justify-single-word="false"/>
      <style:text-properties fo:color="#2a6099" officeooo:rsid="001147d1" officeooo:paragraph-rsid="001147d1"/>
    </style:style>
    <style:style style:name="P23" style:family="paragraph" style:parent-style-name="Standard">
      <style:paragraph-properties fo:text-align="start" style:justify-single-word="false"/>
      <style:text-properties fo:color="#2a6099" officeooo:rsid="000dcd36" officeooo:paragraph-rsid="000dcd36"/>
    </style:style>
    <style:style style:name="P24" style:family="paragraph" style:parent-style-name="Standard">
      <style:paragraph-properties fo:text-align="start" style:justify-single-word="false"/>
      <style:text-properties fo:color="#2a6099" officeooo:rsid="000efb48" officeooo:paragraph-rsid="000efb48"/>
    </style:style>
    <style:style style:name="P25" style:family="paragraph" style:parent-style-name="Standard">
      <style:paragraph-properties fo:text-align="start" style:justify-single-word="false"/>
      <style:text-properties fo:color="#2a6099" officeooo:rsid="0017831e" officeooo:paragraph-rsid="0017831e"/>
    </style:style>
    <style:style style:name="P26" style:family="paragraph" style:parent-style-name="Standard">
      <style:paragraph-properties fo:text-align="start" style:justify-single-word="false"/>
      <style:text-properties fo:color="#2a6099" officeooo:rsid="0018d877" officeooo:paragraph-rsid="0018d877"/>
    </style:style>
    <style:style style:name="P27" style:family="paragraph" style:parent-style-name="Standard">
      <style:paragraph-properties fo:text-align="start" style:justify-single-word="false"/>
      <style:text-properties fo:color="#2a6099" officeooo:rsid="001b20fe" officeooo:paragraph-rsid="001b20fe"/>
    </style:style>
    <style:style style:name="P28" style:family="paragraph" style:parent-style-name="Standard">
      <style:paragraph-properties fo:text-align="start" style:justify-single-word="false"/>
      <style:text-properties fo:color="#ff0000" officeooo:rsid="000d5b5b" officeooo:paragraph-rsid="000d5b5b"/>
    </style:style>
    <style:style style:name="P29" style:family="paragraph" style:parent-style-name="Standard">
      <style:paragraph-properties fo:text-align="start" style:justify-single-word="false"/>
      <style:text-properties fo:color="#ff0000" officeooo:rsid="000dcd36" officeooo:paragraph-rsid="000dcd36"/>
    </style:style>
    <style:style style:name="P30" style:family="paragraph" style:parent-style-name="Standard">
      <style:paragraph-properties fo:text-align="start" style:justify-single-word="false"/>
      <style:text-properties fo:color="#ff0000" officeooo:rsid="000dcd36" officeooo:paragraph-rsid="005a0e7a"/>
    </style:style>
    <style:style style:name="P31" style:family="paragraph" style:parent-style-name="Standard">
      <style:paragraph-properties fo:text-align="start" style:justify-single-word="false"/>
      <style:text-properties officeooo:rsid="0017831e" officeooo:paragraph-rsid="0017831e"/>
    </style:style>
    <style:style style:name="P32" style:family="paragraph" style:parent-style-name="Standard">
      <style:paragraph-properties fo:text-align="start" style:justify-single-word="false"/>
      <style:text-properties officeooo:paragraph-rsid="000f9e50"/>
    </style:style>
    <style:style style:name="P33" style:family="paragraph" style:parent-style-name="Standard">
      <style:paragraph-properties fo:text-align="start" style:justify-single-word="false"/>
      <style:text-properties officeooo:paragraph-rsid="00377d18"/>
    </style:style>
    <style:style style:name="P34" style:family="paragraph" style:parent-style-name="Standard">
      <style:paragraph-properties fo:text-align="start" style:justify-single-word="false"/>
      <style:text-properties officeooo:paragraph-rsid="003894b0"/>
    </style:style>
    <style:style style:name="P35" style:family="paragraph" style:parent-style-name="Standard">
      <style:paragraph-properties fo:text-align="start" style:justify-single-word="false"/>
      <style:text-properties officeooo:paragraph-rsid="00402cb8"/>
    </style:style>
    <style:style style:name="P36" style:family="paragraph" style:parent-style-name="Standard">
      <style:paragraph-properties fo:text-align="start" style:justify-single-word="false"/>
      <style:text-properties officeooo:paragraph-rsid="00439cfa"/>
    </style:style>
    <style:style style:name="P37" style:family="paragraph" style:parent-style-name="Standard">
      <style:paragraph-properties fo:text-align="start" style:justify-single-word="false"/>
      <style:text-properties officeooo:paragraph-rsid="00471833"/>
    </style:style>
    <style:style style:name="P38" style:family="paragraph" style:parent-style-name="Standard">
      <style:paragraph-properties fo:text-align="start" style:justify-single-word="false"/>
      <style:text-properties officeooo:paragraph-rsid="004cc939"/>
    </style:style>
    <style:style style:name="P39" style:family="paragraph" style:parent-style-name="Standard">
      <style:paragraph-properties fo:text-align="start" style:justify-single-word="false"/>
      <style:text-properties officeooo:rsid="001b20fe" officeooo:paragraph-rsid="001b20fe"/>
    </style:style>
    <style:style style:name="P40" style:family="paragraph" style:parent-style-name="Standard">
      <style:paragraph-properties fo:text-align="start" style:justify-single-word="false"/>
      <style:text-properties officeooo:rsid="001bf287" officeooo:paragraph-rsid="001bf287"/>
    </style:style>
    <style:style style:name="P41" style:family="paragraph" style:parent-style-name="Standard">
      <style:paragraph-properties fo:text-align="start" style:justify-single-word="false"/>
      <style:text-properties officeooo:rsid="001d85b1" officeooo:paragraph-rsid="001d85b1"/>
    </style:style>
    <style:style style:name="P42" style:family="paragraph" style:parent-style-name="Standard">
      <style:paragraph-properties fo:text-align="start" style:justify-single-word="false"/>
      <style:text-properties fo:color="#000000" officeooo:rsid="00223c7a" officeooo:paragraph-rsid="00223c7a"/>
    </style:style>
    <style:style style:name="P43" style:family="paragraph" style:parent-style-name="Standard">
      <style:paragraph-properties fo:text-align="start" style:justify-single-word="false"/>
      <style:text-properties fo:color="#000000" officeooo:rsid="00223c7a" officeooo:paragraph-rsid="002391bd"/>
    </style:style>
    <style:style style:name="P44" style:family="paragraph" style:parent-style-name="Standard">
      <style:paragraph-properties fo:text-align="start" style:justify-single-word="false"/>
      <style:text-properties fo:color="#000000" style:font-name="Liberation Serif1" officeooo:rsid="002391bd" officeooo:paragraph-rsid="002391bd"/>
    </style:style>
    <style:style style:name="P45" style:family="paragraph" style:parent-style-name="Standard">
      <style:paragraph-properties fo:text-align="start" style:justify-single-word="false"/>
      <style:text-properties fo:color="#000000" style:font-name="Liberation Serif1" officeooo:rsid="0024c6b7" officeooo:paragraph-rsid="003434e7"/>
    </style:style>
    <style:style style:name="P46" style:family="paragraph" style:parent-style-name="Standard">
      <style:paragraph-properties fo:text-align="start" style:justify-single-word="false"/>
      <style:text-properties fo:color="#000000" style:font-name="Liberation Serif1" officeooo:rsid="0024c6b7" officeooo:paragraph-rsid="003a8a02"/>
    </style:style>
    <style:style style:name="P47" style:family="paragraph" style:parent-style-name="Standard">
      <style:paragraph-properties fo:text-align="start" style:justify-single-word="false"/>
      <style:text-properties fo:color="#000000" style:font-name="Liberation Serif1" officeooo:rsid="002d960b" officeooo:paragraph-rsid="002d960b"/>
    </style:style>
    <style:style style:name="P48" style:family="paragraph" style:parent-style-name="Standard">
      <style:paragraph-properties fo:text-align="start" style:justify-single-word="false"/>
      <style:text-properties fo:color="#000000" style:font-name="Liberation Serif1" officeooo:rsid="002e579c" officeooo:paragraph-rsid="002d960b"/>
    </style:style>
    <style:style style:name="P49" style:family="paragraph" style:parent-style-name="Standard">
      <style:paragraph-properties fo:text-align="start" style:justify-single-word="false"/>
      <style:text-properties fo:color="#000000" style:font-name="Liberation Serif1" officeooo:rsid="002e579c" officeooo:paragraph-rsid="002e579c"/>
    </style:style>
    <style:style style:name="P50" style:family="paragraph" style:parent-style-name="Standard">
      <style:paragraph-properties fo:text-align="start" style:justify-single-word="false"/>
      <style:text-properties fo:color="#000000" style:font-name="Liberation Serif1" officeooo:rsid="00323d2d" officeooo:paragraph-rsid="00323d2d"/>
    </style:style>
    <style:style style:name="P51" style:family="paragraph" style:parent-style-name="Standard">
      <style:paragraph-properties fo:text-align="start" style:justify-single-word="false"/>
      <style:text-properties fo:color="#000000" style:font-name="Liberation Serif1" style:text-underline-style="none" officeooo:rsid="002e579c" officeooo:paragraph-rsid="00323d2d"/>
    </style:style>
    <style:style style:name="P52" style:family="paragraph" style:parent-style-name="Standard">
      <style:paragraph-properties fo:text-align="start" style:justify-single-word="false"/>
      <style:text-properties fo:color="#000000" style:font-name="Liberation Serif1" style:text-underline-style="none" officeooo:rsid="00323d2d" officeooo:paragraph-rsid="00323d2d"/>
    </style:style>
    <style:style style:name="P53" style:family="paragraph" style:parent-style-name="Standard">
      <style:paragraph-properties fo:text-align="start" style:justify-single-word="false"/>
      <style:text-properties fo:color="#000000" style:font-name="Liberation Serif1" style:text-underline-style="none" officeooo:rsid="003434e7" officeooo:paragraph-rsid="003434e7"/>
    </style:style>
    <style:style style:name="P54" style:family="paragraph" style:parent-style-name="Standard">
      <style:paragraph-properties fo:text-align="start" style:justify-single-word="false"/>
      <style:text-properties fo:color="#000000" style:font-name="Liberation Serif1" style:text-underline-style="none" officeooo:rsid="0034ee5c" officeooo:paragraph-rsid="0034ee5c"/>
    </style:style>
    <style:style style:name="P55" style:family="paragraph" style:parent-style-name="Standard">
      <style:paragraph-properties fo:text-align="start" style:justify-single-word="false"/>
      <style:text-properties fo:color="#000000" style:font-name="Liberation Serif1" style:text-underline-style="none" officeooo:rsid="0034ee5c" officeooo:paragraph-rsid="003b63c2"/>
    </style:style>
    <style:style style:name="P56" style:family="paragraph" style:parent-style-name="Standard">
      <style:paragraph-properties fo:text-align="start" style:justify-single-word="false"/>
      <style:text-properties fo:color="#000000" style:font-name="Liberation Serif1" style:text-underline-style="none" officeooo:rsid="0035b760" officeooo:paragraph-rsid="0036dd92"/>
    </style:style>
    <style:style style:name="P57" style:family="paragraph" style:parent-style-name="Standard">
      <style:paragraph-properties fo:text-align="start" style:justify-single-word="false"/>
      <style:text-properties fo:color="#000000" style:font-name="Liberation Serif1" style:text-underline-style="none" officeooo:rsid="0036dd92" officeooo:paragraph-rsid="0036dd92"/>
    </style:style>
    <style:style style:name="P58" style:family="paragraph" style:parent-style-name="Standard">
      <style:paragraph-properties fo:text-align="start" style:justify-single-word="false"/>
      <style:text-properties fo:color="#000000" style:font-name="Liberation Serif1" style:text-underline-style="none" officeooo:rsid="003b63c2" officeooo:paragraph-rsid="003b63c2"/>
    </style:style>
    <style:style style:name="P59" style:family="paragraph" style:parent-style-name="Standard">
      <style:paragraph-properties fo:text-align="start" style:justify-single-word="false"/>
      <style:text-properties fo:color="#000000" style:font-name="Liberation Serif1" officeooo:rsid="003434e7" officeooo:paragraph-rsid="003434e7"/>
    </style:style>
    <style:style style:name="P60" style:family="paragraph" style:parent-style-name="Standard">
      <style:paragraph-properties fo:text-align="start" style:justify-single-word="false"/>
      <style:text-properties fo:color="#000000" style:font-name="Liberation Serif1" officeooo:rsid="003434e7" officeooo:paragraph-rsid="003a8a02"/>
    </style:style>
    <style:style style:name="P61" style:family="paragraph" style:parent-style-name="Standard">
      <style:paragraph-properties fo:text-align="start" style:justify-single-word="false"/>
      <style:text-properties fo:color="#000000" officeooo:rsid="0024c6b7" officeooo:paragraph-rsid="0024c6b7"/>
    </style:style>
    <style:style style:name="P62" style:family="paragraph" style:parent-style-name="Standard">
      <style:paragraph-properties fo:text-align="start" style:justify-single-word="false"/>
      <style:text-properties fo:color="#000000" officeooo:rsid="0024c6b7" officeooo:paragraph-rsid="003434e7"/>
    </style:style>
    <style:style style:name="P63" style:family="paragraph" style:parent-style-name="Standard">
      <style:paragraph-properties fo:text-align="start" style:justify-single-word="false"/>
      <style:text-properties fo:color="#000000" officeooo:rsid="0024c6b7" officeooo:paragraph-rsid="003a8a02"/>
    </style:style>
    <style:style style:name="P64" style:family="paragraph" style:parent-style-name="Standard">
      <style:paragraph-properties fo:text-align="start" style:justify-single-word="false"/>
      <style:text-properties fo:color="#000000" officeooo:rsid="00265606" officeooo:paragraph-rsid="00265606"/>
    </style:style>
    <style:style style:name="P65" style:family="paragraph" style:parent-style-name="Standard">
      <style:paragraph-properties fo:text-align="start" style:justify-single-word="false"/>
      <style:text-properties fo:color="#000000" officeooo:rsid="00265606" officeooo:paragraph-rsid="005ac509"/>
    </style:style>
    <style:style style:name="P66" style:family="paragraph" style:parent-style-name="Standard">
      <style:paragraph-properties fo:text-align="start" style:justify-single-word="false"/>
      <style:text-properties fo:color="#000000" officeooo:rsid="002792b5" officeooo:paragraph-rsid="002792b5"/>
    </style:style>
    <style:style style:name="P67" style:family="paragraph" style:parent-style-name="Standard">
      <style:paragraph-properties fo:text-align="start" style:justify-single-word="false"/>
      <style:text-properties fo:color="#000000" officeooo:rsid="002792b5" officeooo:paragraph-rsid="005ac509"/>
    </style:style>
    <style:style style:name="P68" style:family="paragraph" style:parent-style-name="Standard">
      <style:paragraph-properties fo:text-align="start" style:justify-single-word="false"/>
      <style:text-properties fo:color="#000000" officeooo:rsid="0029e8be" officeooo:paragraph-rsid="0029e8be"/>
    </style:style>
    <style:style style:name="P69" style:family="paragraph" style:parent-style-name="Standard">
      <style:paragraph-properties fo:text-align="start" style:justify-single-word="false"/>
      <style:text-properties fo:color="#000000" officeooo:rsid="002b1a95" officeooo:paragraph-rsid="002b1a95"/>
    </style:style>
    <style:style style:name="P70" style:family="paragraph" style:parent-style-name="Standard">
      <style:paragraph-properties fo:text-align="start" style:justify-single-word="false"/>
      <style:text-properties fo:color="#000000" officeooo:rsid="002c4f4f" officeooo:paragraph-rsid="002c4f4f"/>
    </style:style>
    <style:style style:name="P71" style:family="paragraph" style:parent-style-name="Standard">
      <style:paragraph-properties fo:text-align="start" style:justify-single-word="false"/>
      <style:text-properties fo:color="#000000" officeooo:rsid="002d960b" officeooo:paragraph-rsid="002d960b"/>
    </style:style>
    <style:style style:name="P72" style:family="paragraph" style:parent-style-name="Standard">
      <style:paragraph-properties fo:text-align="start" style:justify-single-word="false"/>
      <style:text-properties fo:color="#000000" officeooo:rsid="002e579c" officeooo:paragraph-rsid="002e579c"/>
    </style:style>
    <style:style style:name="P73" style:family="paragraph" style:parent-style-name="Standard">
      <style:paragraph-properties fo:text-align="start" style:justify-single-word="false"/>
      <style:text-properties fo:color="#000000" style:text-position="0% 100%" style:font-name="Liberation Serif1" style:text-underline-style="none" officeooo:rsid="0036dd92" officeooo:paragraph-rsid="0036dd92"/>
    </style:style>
    <style:style style:name="P74" style:family="paragraph" style:parent-style-name="Standard">
      <style:paragraph-properties fo:text-align="start" style:justify-single-word="false"/>
      <style:text-properties fo:color="#000000" style:text-position="0% 100%" style:font-name="Liberation Serif1" style:text-underline-style="none" officeooo:rsid="00377d18" officeooo:paragraph-rsid="00377d18"/>
    </style:style>
    <style:style style:name="P75" style:family="paragraph" style:parent-style-name="Standard">
      <style:paragraph-properties fo:text-align="start" style:justify-single-word="false"/>
      <style:text-properties fo:color="#000000" style:text-position="0% 100%" style:font-name="Liberation Serif1" style:text-underline-style="none" officeooo:rsid="00377d18" officeooo:paragraph-rsid="003894b0"/>
    </style:style>
    <style:style style:name="P76" style:family="paragraph" style:parent-style-name="Standard">
      <style:paragraph-properties fo:text-align="start" style:justify-single-word="false"/>
      <style:text-properties fo:color="#000000" style:text-position="0% 100%" style:font-name="Liberation Serif1" style:text-underline-style="none" officeooo:rsid="00323d2d" officeooo:paragraph-rsid="00377d18"/>
    </style:style>
    <style:style style:name="P77" style:family="paragraph" style:parent-style-name="Standard">
      <style:paragraph-properties fo:text-align="start" style:justify-single-word="false"/>
      <style:text-properties fo:color="#000000" style:text-position="0% 100%" style:font-name="Liberation Serif1" style:text-underline-style="none" officeooo:rsid="00323d2d" officeooo:paragraph-rsid="00323d2d"/>
    </style:style>
    <style:style style:name="P78" style:family="paragraph" style:parent-style-name="Standard">
      <style:paragraph-properties fo:text-align="start" style:justify-single-word="false"/>
      <style:text-properties fo:color="#000000" style:text-position="0% 100%" style:font-name="Liberation Serif1" style:text-underline-style="none" officeooo:rsid="00323d2d" officeooo:paragraph-rsid="003894b0"/>
    </style:style>
    <style:style style:name="P79" style:family="paragraph" style:parent-style-name="Standard">
      <style:paragraph-properties fo:text-align="start" style:justify-single-word="false"/>
      <style:text-properties fo:color="#000000" style:text-position="0% 100%" style:font-name="Liberation Serif1" style:text-underline-style="none" officeooo:rsid="00323d2d" officeooo:paragraph-rsid="003a8a02"/>
    </style:style>
    <style:style style:name="P80" style:family="paragraph" style:parent-style-name="Standard">
      <style:paragraph-properties fo:text-align="start" style:justify-single-word="false"/>
      <style:text-properties fo:color="#000000" style:text-position="0% 100%" style:font-name="Liberation Serif1" style:text-underline-style="none" officeooo:rsid="002e579c" officeooo:paragraph-rsid="00377d18"/>
    </style:style>
    <style:style style:name="P81" style:family="paragraph" style:parent-style-name="Standard">
      <style:paragraph-properties fo:text-align="start" style:justify-single-word="false"/>
      <style:text-properties fo:color="#000000" style:text-position="0% 100%" style:font-name="Liberation Serif1" style:text-underline-style="none" officeooo:rsid="003894b0" officeooo:paragraph-rsid="003894b0"/>
    </style:style>
    <style:style style:name="P82" style:family="paragraph" style:parent-style-name="Standard">
      <style:paragraph-properties fo:text-align="start" style:justify-single-word="false"/>
      <style:text-properties fo:color="#000000" style:text-position="0% 100%" style:font-name="Liberation Serif1" style:text-underline-style="none" officeooo:rsid="003434e7" officeooo:paragraph-rsid="003434e7"/>
    </style:style>
    <style:style style:name="P83" style:family="paragraph" style:parent-style-name="Standard">
      <style:paragraph-properties fo:text-align="start" style:justify-single-word="false"/>
      <style:text-properties fo:color="#000000" style:text-position="0% 100%" style:font-name="Liberation Serif1" style:text-underline-style="none" officeooo:rsid="0034ee5c" officeooo:paragraph-rsid="0034ee5c"/>
    </style:style>
    <style:style style:name="P84" style:family="paragraph" style:parent-style-name="Standard">
      <style:paragraph-properties fo:text-align="start" style:justify-single-word="false"/>
      <style:text-properties fo:color="#000000" style:text-position="0% 100%" style:font-name="Liberation Serif1" style:text-underline-style="none" officeooo:rsid="0034ee5c" officeooo:paragraph-rsid="00471833"/>
    </style:style>
    <style:style style:name="P85" style:family="paragraph" style:parent-style-name="Standard">
      <style:paragraph-properties fo:text-align="start" style:justify-single-word="false"/>
      <style:text-properties fo:color="#000000" style:text-position="0% 100%" style:font-name="Liberation Serif1" style:text-underline-style="none" officeooo:rsid="0035b760" officeooo:paragraph-rsid="0035b760"/>
    </style:style>
    <style:style style:name="P86" style:family="paragraph" style:parent-style-name="Standard">
      <style:paragraph-properties fo:text-align="start" style:justify-single-word="false"/>
      <style:text-properties fo:color="#000000" style:text-position="0% 100%" style:font-name="Liberation Serif1" style:text-underline-style="none" officeooo:rsid="0035b760" officeooo:paragraph-rsid="0036dd92"/>
    </style:style>
    <style:style style:name="P87" style:family="paragraph" style:parent-style-name="Standard">
      <style:paragraph-properties fo:text-align="start" style:justify-single-word="false"/>
      <style:text-properties fo:color="#000000" style:text-position="0% 100%" style:font-name="Liberation Serif1" style:text-underline-style="none" officeooo:rsid="003a8a02" officeooo:paragraph-rsid="003a8a02"/>
    </style:style>
    <style:style style:name="P88" style:family="paragraph" style:parent-style-name="Standard">
      <style:paragraph-properties fo:text-align="start" style:justify-single-word="false"/>
      <style:text-properties fo:color="#000000" style:text-position="0% 100%" style:font-name="Liberation Serif1" style:text-underline-style="none" officeooo:rsid="003b63c2" officeooo:paragraph-rsid="003a8a02"/>
    </style:style>
    <style:style style:name="P89" style:family="paragraph" style:parent-style-name="Standard">
      <style:paragraph-properties fo:text-align="start" style:justify-single-word="false"/>
      <style:text-properties fo:color="#000000" style:text-position="0% 100%" style:font-name="Liberation Serif1" style:text-underline-style="none" officeooo:rsid="003b63c2" officeooo:paragraph-rsid="003b63c2"/>
    </style:style>
    <style:style style:name="P90" style:family="paragraph" style:parent-style-name="Standard">
      <style:paragraph-properties fo:text-align="start" style:justify-single-word="false"/>
      <style:text-properties fo:color="#000000" style:text-position="0% 100%" style:font-name="Liberation Serif1" style:text-underline-style="none" officeooo:rsid="003cb2f2" officeooo:paragraph-rsid="003cb2f2"/>
    </style:style>
    <style:style style:name="P91" style:family="paragraph" style:parent-style-name="Standard">
      <style:paragraph-properties fo:text-align="start" style:justify-single-word="false"/>
      <style:text-properties fo:color="#000000" style:text-position="0% 100%" style:font-name="Liberation Serif1" style:text-underline-style="none" officeooo:rsid="003cb2f2" officeooo:paragraph-rsid="00402cb8"/>
    </style:style>
    <style:style style:name="P92" style:family="paragraph" style:parent-style-name="Standard">
      <style:paragraph-properties fo:text-align="start" style:justify-single-word="false"/>
      <style:text-properties fo:color="#000000" style:text-position="0% 100%" style:font-name="Liberation Serif1" style:text-underline-style="none" officeooo:rsid="00402cb8" officeooo:paragraph-rsid="00402cb8"/>
    </style:style>
    <style:style style:name="P93" style:family="paragraph" style:parent-style-name="Standard">
      <style:paragraph-properties fo:text-align="start" style:justify-single-word="false"/>
      <style:text-properties fo:color="#000000" style:text-position="0% 100%" style:font-name="Liberation Serif1" style:text-underline-style="none" officeooo:rsid="00402cb8" officeooo:paragraph-rsid="004218fd"/>
    </style:style>
    <style:style style:name="P94" style:family="paragraph" style:parent-style-name="Standard">
      <style:paragraph-properties fo:text-align="start" style:justify-single-word="false"/>
      <style:text-properties fo:color="#000000" style:text-position="0% 100%" style:font-name="Liberation Serif1" style:text-underline-style="none" officeooo:rsid="00402cb8" officeooo:paragraph-rsid="00439cfa"/>
    </style:style>
    <style:style style:name="P95" style:family="paragraph" style:parent-style-name="Standard">
      <style:paragraph-properties fo:text-align="start" style:justify-single-word="false"/>
      <style:text-properties fo:color="#000000" style:text-position="0% 100%" style:font-name="Liberation Serif1" style:text-underline-style="none" officeooo:rsid="00402cb8" officeooo:paragraph-rsid="0048f189"/>
    </style:style>
    <style:style style:name="P96" style:family="paragraph" style:parent-style-name="Standard">
      <style:paragraph-properties fo:text-align="start" style:justify-single-word="false"/>
      <style:text-properties fo:color="#000000" style:text-position="0% 100%" style:font-name="Liberation Serif1" style:text-underline-style="none" officeooo:rsid="004218fd" officeooo:paragraph-rsid="004218fd"/>
    </style:style>
    <style:style style:name="P97" style:family="paragraph" style:parent-style-name="Standard">
      <style:paragraph-properties fo:text-align="start" style:justify-single-word="false"/>
      <style:text-properties fo:color="#000000" style:text-position="0% 100%" style:font-name="Liberation Serif1" style:text-underline-style="none" officeooo:rsid="004218fd" officeooo:paragraph-rsid="00439cfa"/>
    </style:style>
    <style:style style:name="P98" style:family="paragraph" style:parent-style-name="Standard">
      <style:paragraph-properties fo:text-align="start" style:justify-single-word="false"/>
      <style:text-properties fo:color="#000000" style:text-position="0% 100%" style:font-name="Liberation Serif1" style:text-underline-style="none" officeooo:rsid="004218fd" officeooo:paragraph-rsid="00471833"/>
    </style:style>
    <style:style style:name="P99" style:family="paragraph" style:parent-style-name="Standard">
      <style:paragraph-properties fo:text-align="start" style:justify-single-word="false"/>
      <style:text-properties fo:color="#000000" style:text-position="0% 100%" style:font-name="Liberation Serif1" style:text-underline-style="none" officeooo:rsid="00439cfa" officeooo:paragraph-rsid="00439cfa"/>
    </style:style>
    <style:style style:name="P100" style:family="paragraph" style:parent-style-name="Standard">
      <style:paragraph-properties fo:text-align="start" style:justify-single-word="false"/>
      <style:text-properties fo:color="#000000" style:text-position="0% 100%" style:font-name="Liberation Serif1" style:text-underline-style="none" officeooo:rsid="004566ea" officeooo:paragraph-rsid="004566ea"/>
    </style:style>
    <style:style style:name="P101" style:family="paragraph" style:parent-style-name="Standard">
      <style:paragraph-properties fo:text-align="start" style:justify-single-word="false"/>
      <style:text-properties fo:color="#000000" style:text-position="0% 100%" style:font-name="Liberation Serif1" style:text-underline-style="none" officeooo:rsid="00471833" officeooo:paragraph-rsid="00471833"/>
    </style:style>
    <style:style style:name="P102" style:family="paragraph" style:parent-style-name="Standard">
      <style:paragraph-properties fo:text-align="start" style:justify-single-word="false"/>
      <style:text-properties fo:color="#000000" style:text-position="0% 100%" style:font-name="Liberation Serif1" style:text-underline-style="none" officeooo:rsid="0048f189" officeooo:paragraph-rsid="0048f189"/>
    </style:style>
    <style:style style:name="P103" style:family="paragraph" style:parent-style-name="Standard">
      <style:paragraph-properties fo:text-align="start" style:justify-single-word="false"/>
      <style:text-properties fo:color="#000000" style:text-position="0% 100%" style:font-name="Liberation Serif1" style:text-underline-style="none" officeooo:rsid="004ba43e" officeooo:paragraph-rsid="004ba43e"/>
    </style:style>
    <style:style style:name="P104" style:family="paragraph" style:parent-style-name="Standard">
      <style:paragraph-properties fo:text-align="start" style:justify-single-word="false"/>
      <style:text-properties fo:color="#000000" style:text-position="0% 100%" style:font-name="Liberation Serif1" style:text-underline-style="none" officeooo:rsid="004cc939" officeooo:paragraph-rsid="004cc939"/>
    </style:style>
    <style:style style:name="P105" style:family="paragraph" style:parent-style-name="Standard">
      <style:paragraph-properties fo:text-align="start" style:justify-single-word="false"/>
      <style:text-properties fo:color="#000000" style:text-position="0% 100%" style:font-name="Liberation Serif1" style:text-underline-style="none" officeooo:rsid="004cc939" officeooo:paragraph-rsid="004d1ab9"/>
    </style:style>
    <style:style style:name="P106" style:family="paragraph" style:parent-style-name="Standard">
      <style:paragraph-properties fo:text-align="start" style:justify-single-word="false"/>
      <style:text-properties fo:color="#000000" style:text-position="0% 100%" style:font-name="Liberation Serif1" style:text-underline-style="none" officeooo:rsid="004d1ab9" officeooo:paragraph-rsid="004d1ab9"/>
    </style:style>
    <style:style style:name="P107" style:family="paragraph" style:parent-style-name="Standard">
      <style:paragraph-properties fo:text-align="start" style:justify-single-word="false"/>
      <style:text-properties fo:color="#000000" style:text-position="0% 100%" style:font-name="Liberation Serif1" style:text-underline-style="none" officeooo:rsid="004eda05" officeooo:paragraph-rsid="004eda05"/>
    </style:style>
    <style:style style:name="P108" style:family="paragraph" style:parent-style-name="Standard">
      <style:paragraph-properties fo:text-align="start" style:justify-single-word="false"/>
      <style:text-properties fo:color="#000000" style:text-position="0% 100%" style:font-name="Liberation Serif1" style:text-underline-style="none" officeooo:rsid="004f87c9" officeooo:paragraph-rsid="004f87c9"/>
    </style:style>
    <style:style style:name="P109" style:family="paragraph" style:parent-style-name="Standard">
      <style:paragraph-properties fo:text-align="start" style:justify-single-word="false"/>
      <style:text-properties fo:color="#000000" style:text-position="0% 100%" style:font-name="Liberation Serif1" style:text-underline-style="none" officeooo:rsid="005106d4" officeooo:paragraph-rsid="005106d4"/>
    </style:style>
    <style:style style:name="P110" style:family="paragraph" style:parent-style-name="Standard">
      <style:paragraph-properties fo:text-align="start" style:justify-single-word="false"/>
      <style:text-properties fo:color="#000000" style:text-position="0% 100%" style:font-name="Liberation Serif1" style:text-underline-style="none" officeooo:rsid="00519b27" officeooo:paragraph-rsid="00519b27"/>
    </style:style>
    <style:style style:name="P111" style:family="paragraph" style:parent-style-name="Standard">
      <style:paragraph-properties fo:text-align="start" style:justify-single-word="false"/>
      <style:text-properties fo:color="#000000" style:text-position="0% 100%" style:font-name="Liberation Serif1" style:text-underline-style="none" officeooo:rsid="00576b33" officeooo:paragraph-rsid="00576b33"/>
    </style:style>
    <style:style style:name="P112" style:family="paragraph" style:parent-style-name="Standard">
      <style:paragraph-properties fo:text-align="start" style:justify-single-word="false"/>
      <style:text-properties fo:color="#000000" style:text-position="sub 58%" style:font-name="Liberation Serif1" style:text-underline-style="none" officeooo:rsid="00323d2d" officeooo:paragraph-rsid="00323d2d"/>
    </style:style>
    <style:style style:name="P113" style:family="paragraph" style:parent-style-name="Standard">
      <style:paragraph-properties fo:text-align="start" style:justify-single-word="false"/>
      <style:text-properties officeooo:rsid="003a8a02" officeooo:paragraph-rsid="003a8a02"/>
    </style:style>
    <style:style style:name="P114" style:family="paragraph" style:parent-style-name="Standard">
      <style:paragraph-properties fo:text-align="start" style:justify-single-word="false"/>
      <style:text-properties officeooo:rsid="003b63c2" officeooo:paragraph-rsid="003b63c2"/>
    </style:style>
    <style:style style:name="P115" style:family="paragraph" style:parent-style-name="Standard">
      <style:paragraph-properties fo:text-align="start" style:justify-single-word="false"/>
      <style:text-properties officeooo:rsid="004218fd" officeooo:paragraph-rsid="004218fd"/>
    </style:style>
    <style:style style:name="P116" style:family="paragraph" style:parent-style-name="Table_20_Contents">
      <style:paragraph-properties fo:text-align="start" style:justify-single-word="false"/>
      <style:text-properties officeooo:rsid="00282119" officeooo:paragraph-rsid="00282119"/>
    </style:style>
    <style:style style:name="P117" style:family="paragraph" style:parent-style-name="Table_20_Contents">
      <style:paragraph-properties fo:text-align="start" style:justify-single-word="false"/>
      <style:text-properties officeooo:rsid="002c4f4f" officeooo:paragraph-rsid="002c4f4f"/>
    </style:style>
    <style:style style:name="P118" style:family="paragraph" style:parent-style-name="Table_20_Contents">
      <style:paragraph-properties fo:text-align="start" style:justify-single-word="false"/>
      <style:text-properties style:font-name="Liberation Serif1"/>
    </style:style>
    <style:style style:name="P119" style:family="paragraph" style:parent-style-name="Table_20_Contents">
      <style:paragraph-properties fo:text-align="start" style:justify-single-word="false"/>
      <style:text-properties style:font-name="Liberation Serif1" officeooo:paragraph-rsid="003a8a02"/>
    </style:style>
    <style:style style:name="P120" style:family="paragraph" style:parent-style-name="Table_20_Contents">
      <style:paragraph-properties fo:text-align="start" style:justify-single-word="false"/>
      <style:text-properties style:font-name="Liberation Serif1" officeooo:rsid="003434e7" officeooo:paragraph-rsid="003434e7"/>
    </style:style>
    <style:style style:name="P121" style:family="paragraph" style:parent-style-name="Table_20_Contents">
      <style:paragraph-properties fo:text-align="start" style:justify-single-word="false"/>
      <style:text-properties style:font-name="Liberation Serif1" officeooo:rsid="003434e7" officeooo:paragraph-rsid="0034ee5c"/>
    </style:style>
    <style:style style:name="P122" style:family="paragraph" style:parent-style-name="Table_20_Contents">
      <style:paragraph-properties fo:text-align="start" style:justify-single-word="false"/>
      <style:text-properties style:font-name="Liberation Serif1" officeooo:rsid="003434e7" officeooo:paragraph-rsid="003a8a02"/>
    </style:style>
    <style:style style:name="P123" style:family="paragraph" style:parent-style-name="Table_20_Contents">
      <style:paragraph-properties fo:text-align="start" style:justify-single-word="false"/>
      <style:text-properties style:font-name="Liberation Serif1" officeooo:rsid="003a8a02" officeooo:paragraph-rsid="003a8a02"/>
    </style:style>
    <style:style style:name="P124" style:family="paragraph" style:parent-style-name="Table_20_Contents">
      <style:paragraph-properties fo:text-align="start" style:justify-single-word="false"/>
      <style:text-properties officeooo:rsid="003a8a02" officeooo:paragraph-rsid="003a8a02"/>
    </style:style>
    <style:style style:name="P125" style:family="paragraph" style:parent-style-name="Standard">
      <style:paragraph-properties fo:text-align="start" style:justify-single-word="false"/>
      <style:text-properties fo:color="#c9211e" fo:font-weight="bold" officeooo:rsid="002d960b" officeooo:paragraph-rsid="002d960b" style:font-weight-asian="bold" style:font-weight-complex="bold"/>
    </style:style>
    <style:style style:name="P126" style:family="paragraph" style:parent-style-name="Standard">
      <style:paragraph-properties fo:text-align="start" style:justify-single-word="false"/>
      <style:text-properties fo:color="#c9211e" fo:font-weight="bold" officeooo:rsid="002792b5" officeooo:paragraph-rsid="002792b5" style:font-weight-asian="bold" style:font-weight-complex="bold"/>
    </style:style>
    <style:style style:name="P127" style:family="paragraph" style:parent-style-name="Standard">
      <style:paragraph-properties fo:text-align="start" style:justify-single-word="false"/>
      <style:text-properties fo:color="#c9211e" fo:font-weight="bold" officeooo:rsid="002b1a95" officeooo:paragraph-rsid="002b1a95" style:font-weight-asian="bold" style:font-weight-complex="bold"/>
    </style:style>
    <style:style style:name="P128" style:family="paragraph" style:parent-style-name="Standard">
      <style:paragraph-properties fo:text-align="start" style:justify-single-word="false"/>
      <style:text-properties fo:color="#c9211e" officeooo:rsid="000a41c6" officeooo:paragraph-rsid="000a41c6"/>
    </style:style>
    <style:style style:name="P129" style:family="paragraph" style:parent-style-name="Standard">
      <style:paragraph-properties fo:text-align="start" style:justify-single-word="false"/>
      <style:text-properties fo:color="#c9211e" style:font-name="Liberation Serif1" fo:font-weight="bold" officeooo:rsid="002e579c" officeooo:paragraph-rsid="002e579c" style:font-weight-asian="bold" style:font-weight-complex="bold"/>
    </style:style>
    <style:style style:name="P130" style:family="paragraph" style:parent-style-name="Standard">
      <style:paragraph-properties fo:text-align="start" style:justify-single-word="false"/>
      <style:text-properties fo:color="#c9211e" style:text-position="0% 100%" style:font-name="Liberation Serif1" style:text-underline-style="none" fo:font-weight="bold" officeooo:rsid="0036dd92" officeooo:paragraph-rsid="0036dd92" style:font-weight-asian="bold" style:font-weight-complex="bold"/>
    </style:style>
    <style:style style:name="P131" style:family="paragraph" style:parent-style-name="Standard">
      <style:paragraph-properties fo:text-align="start" style:justify-single-word="false"/>
      <style:text-properties fo:color="#c9211e" style:text-position="0% 100%" style:font-name="Liberation Serif1" style:text-underline-style="none" fo:font-weight="bold" officeooo:rsid="003cb2f2" officeooo:paragraph-rsid="003cb2f2" style:font-weight-asian="bold" style:font-weight-complex="bold"/>
    </style:style>
    <style:style style:name="P132" style:family="paragraph" style:parent-style-name="Standard">
      <style:paragraph-properties fo:text-align="start" style:justify-single-word="false"/>
      <style:text-properties fo:color="#c9211e" style:text-position="0% 100%" style:font-name="Liberation Serif1" style:text-underline-style="none" fo:font-weight="bold" officeooo:rsid="00402cb8" officeooo:paragraph-rsid="00402cb8" style:font-weight-asian="bold" style:font-weight-complex="bold"/>
    </style:style>
    <style:style style:name="P133" style:family="paragraph" style:parent-style-name="Standard">
      <style:paragraph-properties fo:text-align="start" style:justify-single-word="false"/>
      <style:text-properties officeooo:rsid="000a41c6" officeooo:paragraph-rsid="000a41c6"/>
    </style:style>
    <style:style style:name="P134" style:family="paragraph" style:parent-style-name="Standard">
      <style:paragraph-properties fo:text-align="start" style:justify-single-word="false"/>
      <style:text-properties officeooo:rsid="000f9e50" officeooo:paragraph-rsid="000f9e50"/>
    </style:style>
    <style:style style:name="P135" style:family="paragraph" style:parent-style-name="Standard">
      <style:paragraph-properties fo:text-align="start" style:justify-single-word="false"/>
      <style:text-properties officeooo:rsid="00223c7a" officeooo:paragraph-rsid="00223c7a"/>
    </style:style>
    <style:style style:name="P136" style:family="paragraph" style:parent-style-name="Standard">
      <style:paragraph-properties fo:text-align="start" style:justify-single-word="false"/>
      <style:text-properties fo:color="#000000" officeooo:rsid="00223c7a" officeooo:paragraph-rsid="0024c6b7"/>
    </style:style>
    <style:style style:name="P137" style:family="paragraph" style:parent-style-name="Standard">
      <style:paragraph-properties fo:text-align="start" style:justify-single-word="false"/>
      <style:text-properties fo:color="#000000" officeooo:rsid="0029e8be" officeooo:paragraph-rsid="0029e8be"/>
    </style:style>
    <style:style style:name="P138" style:family="paragraph" style:parent-style-name="Standard">
      <style:paragraph-properties fo:text-align="start" style:justify-single-word="false"/>
      <style:text-properties fo:color="#000000" officeooo:rsid="002c4f4f" officeooo:paragraph-rsid="002c4f4f"/>
    </style:style>
    <style:style style:name="P139" style:family="paragraph" style:parent-style-name="Standard">
      <style:paragraph-properties fo:text-align="start" style:justify-single-word="false"/>
      <style:text-properties fo:color="#000000" style:font-name="Liberation Serif1" officeooo:rsid="002e579c" officeooo:paragraph-rsid="002d960b"/>
    </style:style>
    <style:style style:name="P140" style:family="paragraph" style:parent-style-name="Standard">
      <style:paragraph-properties fo:text-align="start" style:justify-single-word="false"/>
      <style:text-properties fo:color="#000000" style:text-position="0% 100%" style:font-name="Liberation Serif1" style:text-underline-style="none" officeooo:rsid="00323d2d" officeooo:paragraph-rsid="00323d2d"/>
    </style:style>
    <style:style style:name="P141" style:family="paragraph" style:parent-style-name="Standard">
      <style:paragraph-properties fo:text-align="start" style:justify-single-word="false"/>
      <style:text-properties fo:color="#000000" style:text-position="0% 100%" style:font-name="Liberation Serif1" style:text-underline-style="none" officeooo:rsid="0036dd92" officeooo:paragraph-rsid="0036dd92"/>
    </style:style>
    <style:style style:name="P142" style:family="paragraph" style:parent-style-name="Standard">
      <style:paragraph-properties fo:text-align="start" style:justify-single-word="false"/>
      <style:text-properties fo:font-weight="bold" officeooo:rsid="00223c7a" officeooo:paragraph-rsid="00223c7a" style:font-weight-asian="bold" style:font-weight-complex="bold"/>
    </style:style>
    <style:style style:name="P143" style:family="paragraph" style:parent-style-name="Standard">
      <style:paragraph-properties fo:text-align="start" style:justify-single-word="false"/>
      <style:text-properties fo:color="#ff0000" fo:font-weight="bold" officeooo:rsid="000f9e50" officeooo:paragraph-rsid="000f9e50" style:font-weight-asian="bold" style:font-weight-complex="bold"/>
    </style:style>
    <style:style style:name="P144" style:family="paragraph" style:parent-style-name="Standard">
      <style:paragraph-properties fo:text-align="start" style:justify-single-word="false"/>
      <style:text-properties officeooo:rsid="00647ad1" officeooo:paragraph-rsid="0007e80c"/>
    </style:style>
    <style:style style:name="P145" style:family="paragraph">
      <loext:graphic-properties draw:fill="none" draw:fill-color="#ffffff"/>
      <style:paragraph-properties style:writing-mode="lr-tb"/>
    </style:style>
    <style:style style:name="P146" style:family="paragraph">
      <loext:graphic-properties draw:fill="none" draw:fill-color="#00a933"/>
      <style:paragraph-properties fo:text-align="center"/>
    </style:style>
    <style:style style:name="P147" style:family="paragraph">
      <loext:graphic-properties draw:fill-color="#00a933"/>
      <style:paragraph-properties fo:text-align="center"/>
    </style:style>
    <style:style style:name="P148" style:family="paragraph">
      <style:paragraph-properties fo:text-align="center"/>
    </style:style>
    <style:style style:name="P149" style:family="paragraph">
      <style:paragraph-properties fo:text-align="center"/>
      <style:text-properties fo:font-size="12pt"/>
    </style:style>
    <style:style style:name="P150" style:family="paragraph">
      <loext:graphic-properties draw:fill-color="#ff0000"/>
      <style:paragraph-properties fo:text-align="center"/>
    </style:style>
    <style:style style:name="P151" style:family="paragraph">
      <loext:graphic-properties draw:fill="none"/>
      <style:paragraph-properties fo:text-align="center"/>
    </style:style>
    <style:style style:name="P152" style:family="paragraph">
      <style:paragraph-properties style:writing-mode="lr-tb"/>
    </style:style>
    <style:style style:name="P153" style:family="paragraph">
      <loext:graphic-properties draw:fill-color="#ffffd7"/>
      <style:paragraph-properties style:writing-mode="lr-tb"/>
    </style:style>
    <style:style style:name="T1" style:family="text">
      <style:text-properties officeooo:rsid="000dcd36"/>
    </style:style>
    <style:style style:name="T2" style:family="text">
      <style:text-properties officeooo:rsid="000a41c6"/>
    </style:style>
    <style:style style:name="T3" style:family="text">
      <style:text-properties officeooo:rsid="000d5b5b"/>
    </style:style>
    <style:style style:name="T4" style:family="text">
      <style:text-properties officeooo:rsid="001147d1"/>
    </style:style>
    <style:style style:name="T5" style:family="text">
      <style:text-properties style:use-window-font-color="true"/>
    </style:style>
    <style:style style:name="T6" style:family="text">
      <style:text-properties fo:color="#2a6099"/>
    </style:style>
    <style:style style:name="T7" style:family="text">
      <style:text-properties officeooo:rsid="0014111f"/>
    </style:style>
    <style:style style:name="T8" style:family="text">
      <style:text-properties fo:color="#ff0000"/>
    </style:style>
    <style:style style:name="T9" style:family="text">
      <style:text-properties officeooo:rsid="0015a927"/>
    </style:style>
    <style:style style:name="T10" style:family="text">
      <style:text-properties officeooo:rsid="0017831e"/>
    </style:style>
    <style:style style:name="T11" style:family="text">
      <style:text-properties officeooo:rsid="001aaffc"/>
    </style:style>
    <style:style style:name="T12" style:family="text">
      <style:text-properties officeooo:rsid="001b9e5e"/>
    </style:style>
    <style:style style:name="T13" style:family="text">
      <style:text-properties officeooo:rsid="001bf287"/>
    </style:style>
    <style:style style:name="T14" style:family="text">
      <style:text-properties officeooo:rsid="001cb90d"/>
    </style:style>
    <style:style style:name="T15" style:family="text">
      <style:text-properties officeooo:rsid="000f9e50"/>
    </style:style>
    <style:style style:name="T16" style:family="text">
      <style:text-properties officeooo:rsid="002391bd"/>
    </style:style>
    <style:style style:name="T17" style:family="text">
      <style:text-properties style:font-name="Liberation Serif1"/>
    </style:style>
    <style:style style:name="T18" style:family="text">
      <style:text-properties style:font-name="Liberation Serif1" officeooo:rsid="002391bd"/>
    </style:style>
    <style:style style:name="T19" style:family="text">
      <style:text-properties style:font-name="Liberation Serif1" officeooo:rsid="002e579c"/>
    </style:style>
    <style:style style:name="T20" style:family="text">
      <style:text-properties style:font-name="Liberation Serif1" officeooo:rsid="00323d2d"/>
    </style:style>
    <style:style style:name="T21" style:family="text">
      <style:text-properties style:font-name="Liberation Serif1" officeooo:rsid="00377d18"/>
    </style:style>
    <style:style style:name="T22" style:family="text">
      <style:text-properties officeooo:rsid="0024c6b7"/>
    </style:style>
    <style:style style:name="T23" style:family="text">
      <style:text-properties officeooo:rsid="002792b5"/>
    </style:style>
    <style:style style:name="T24" style:family="text">
      <style:text-properties officeooo:rsid="002b1a95"/>
    </style:style>
    <style:style style:name="T25" style:family="text">
      <style:text-properties officeooo:rsid="002c4f4f"/>
    </style:style>
    <style:style style:name="T26" style:family="text">
      <style:text-properties officeooo:rsid="002d960b"/>
    </style:style>
    <style:style style:name="T27" style:family="text">
      <style:text-properties style:text-position="sub 58%"/>
    </style:style>
    <style:style style:name="T28" style:family="text">
      <style:text-properties style:text-position="sub 58%" style:font-name="Liberation Serif1"/>
    </style:style>
    <style:style style:name="T29" style:family="text">
      <style:text-properties style:text-position="sub 58%" style:font-name="Liberation Serif1" officeooo:rsid="00323d2d"/>
    </style:style>
    <style:style style:name="T30" style:family="text">
      <style:text-properties style:text-position="sub 58%" officeooo:rsid="002e579c"/>
    </style:style>
    <style:style style:name="T31" style:family="text">
      <style:text-properties style:text-position="sub 58%" officeooo:rsid="00323d2d"/>
    </style:style>
    <style:style style:name="T32" style:family="text">
      <style:text-properties style:text-position="sub 58%" officeooo:rsid="00377d18"/>
    </style:style>
    <style:style style:name="T33" style:family="text">
      <style:text-properties style:text-position="sub 58%" officeooo:rsid="0036dd92"/>
    </style:style>
    <style:style style:name="T34" style:family="text">
      <style:text-properties style:text-position="sub 58%" officeooo:rsid="00471833"/>
    </style:style>
    <style:style style:name="T35" style:family="text">
      <style:text-properties style:text-position="sub 58%" officeooo:rsid="0048f189"/>
    </style:style>
    <style:style style:name="T36" style:family="text">
      <style:text-properties style:text-position="sub 58%" officeooo:rsid="005ac509"/>
    </style:style>
    <style:style style:name="T37" style:family="text">
      <style:text-properties style:text-position="0% 100%"/>
    </style:style>
    <style:style style:name="T38" style:family="text">
      <style:text-properties style:text-position="0% 100%" style:font-name="Liberation Serif1"/>
    </style:style>
    <style:style style:name="T39" style:family="text">
      <style:text-properties style:text-position="0% 100%" officeooo:rsid="002e579c"/>
    </style:style>
    <style:style style:name="T40" style:family="text">
      <style:text-properties style:text-position="0% 100%" officeooo:rsid="00323d2d"/>
    </style:style>
    <style:style style:name="T41" style:family="text">
      <style:text-properties style:text-position="0% 100%" officeooo:rsid="0034ee5c"/>
    </style:style>
    <style:style style:name="T42" style:family="text">
      <style:text-properties style:text-position="0% 100%" officeooo:rsid="002391bd"/>
    </style:style>
    <style:style style:name="T43" style:family="text">
      <style:text-properties style:text-position="0% 100%" officeooo:rsid="0036dd92"/>
    </style:style>
    <style:style style:name="T44" style:family="text">
      <style:text-properties style:text-position="0% 100%" officeooo:rsid="003b63c2"/>
    </style:style>
    <style:style style:name="T45" style:family="text">
      <style:text-properties officeooo:rsid="00323d2d"/>
    </style:style>
    <style:style style:name="T46" style:family="text">
      <style:text-properties fo:color="#000000" style:text-position="0% 100%" style:font-name="Liberation Serif1" style:text-underline-style="none"/>
    </style:style>
    <style:style style:name="T47" style:family="text">
      <style:text-properties fo:color="#000000" style:text-position="0% 100%" style:font-name="Liberation Serif1" style:text-underline-style="none" officeooo:rsid="00323d2d"/>
    </style:style>
    <style:style style:name="T48" style:family="text">
      <style:text-properties fo:color="#000000" style:text-position="0% 100%" style:font-name="Liberation Serif1" style:text-underline-style="none" officeooo:rsid="00377d18"/>
    </style:style>
    <style:style style:name="T49" style:family="text">
      <style:text-properties fo:color="#000000" style:text-position="0% 100%" style:font-name="Liberation Serif1" style:text-underline-style="none" officeooo:rsid="0036dd92"/>
    </style:style>
    <style:style style:name="T50" style:family="text">
      <style:text-properties fo:color="#000000" style:text-position="0% 100%" style:font-name="Liberation Serif1" style:text-underline-style="none" officeooo:rsid="003894b0"/>
    </style:style>
    <style:style style:name="T51" style:family="text">
      <style:text-properties fo:color="#000000" style:text-position="0% 100%" style:font-name="Liberation Serif1" style:text-underline-style="none" officeooo:rsid="003a8a02"/>
    </style:style>
    <style:style style:name="T52" style:family="text">
      <style:text-properties fo:color="#000000" style:text-position="0% 100%" style:font-name="Liberation Serif1" style:text-underline-style="none" officeooo:rsid="003b63c2"/>
    </style:style>
    <style:style style:name="T53" style:family="text">
      <style:text-properties fo:color="#000000" style:text-position="0% 100%" style:font-name="Liberation Serif1" style:text-underline-style="none" officeooo:rsid="00402cb8"/>
    </style:style>
    <style:style style:name="T54" style:family="text">
      <style:text-properties fo:color="#000000" style:text-position="0% 100%" style:font-name="Liberation Serif1" style:text-underline-style="none" officeooo:rsid="004218fd"/>
    </style:style>
    <style:style style:name="T55" style:family="text">
      <style:text-properties fo:color="#000000" style:text-position="0% 100%" style:font-name="Liberation Serif1" style:text-underline-style="none" officeooo:rsid="00439cfa"/>
    </style:style>
    <style:style style:name="T56" style:family="text">
      <style:text-properties fo:color="#000000" style:text-position="0% 100%" style:font-name="Liberation Serif1" style:text-underline-style="none" officeooo:rsid="00471833"/>
    </style:style>
    <style:style style:name="T57" style:family="text">
      <style:text-properties fo:color="#000000" style:text-position="0% 100%" style:font-name="Liberation Serif1" style:text-underline-style="none" officeooo:rsid="002391bd"/>
    </style:style>
    <style:style style:name="T58" style:family="text">
      <style:text-properties fo:color="#000000" style:text-position="0% 100%" style:font-name="Liberation Serif1" style:text-underline-style="none" officeooo:rsid="00600ba8"/>
    </style:style>
    <style:style style:name="T59" style:family="text">
      <style:text-properties fo:color="#000000" style:text-position="0% 100%" style:font-name="Liberation Serif1" style:text-underline-style="none" officeooo:rsid="004cc939"/>
    </style:style>
    <style:style style:name="T60" style:family="text">
      <style:text-properties fo:color="#000000" style:text-position="0% 100%" style:font-name="Liberation Serif1" style:text-underline-style="none" officeooo:rsid="0061fd78"/>
    </style:style>
    <style:style style:name="T61" style:family="text">
      <style:text-properties fo:color="#000000" style:text-position="sub 58%" style:font-name="Liberation Serif1" style:text-underline-style="none"/>
    </style:style>
    <style:style style:name="T62" style:family="text">
      <style:text-properties fo:color="#000000" style:text-position="sub 58%" style:font-name="Liberation Serif1" style:text-underline-style="none" officeooo:rsid="00323d2d"/>
    </style:style>
    <style:style style:name="T63" style:family="text">
      <style:text-properties fo:color="#000000" style:text-position="sub 58%" style:font-name="Liberation Serif1" style:text-underline-style="none" officeooo:rsid="00471833"/>
    </style:style>
    <style:style style:name="T64" style:family="text">
      <style:text-properties fo:color="#000000" style:text-position="super 58%" style:font-name="Liberation Serif1" style:text-underline-style="none" officeooo:rsid="00439cfa"/>
    </style:style>
    <style:style style:name="T65" style:family="text">
      <style:text-properties fo:font-weight="bold"/>
    </style:style>
    <style:style style:name="T66" style:family="text">
      <style:text-properties fo:font-weight="bold" style:font-weight-asian="bold" style:font-weight-complex="bold"/>
    </style:style>
    <style:style style:name="T67" style:family="text">
      <style:text-properties fo:font-weight="bold" officeooo:rsid="00377d18" style:font-weight-asian="bold" style:font-weight-complex="bold"/>
    </style:style>
    <style:style style:name="T68" style:family="text">
      <style:text-properties officeooo:rsid="003434e7"/>
    </style:style>
    <style:style style:name="T69" style:family="text">
      <style:text-properties officeooo:rsid="0034ee5c"/>
    </style:style>
    <style:style style:name="T70" style:family="text">
      <style:text-properties officeooo:rsid="0036dd92"/>
    </style:style>
    <style:style style:name="T71" style:family="text">
      <style:text-properties officeooo:rsid="00377d18"/>
    </style:style>
    <style:style style:name="T72" style:family="text">
      <style:text-properties fo:font-weight="normal" officeooo:rsid="00377d18" style:font-weight-asian="normal" style:font-weight-complex="normal"/>
    </style:style>
    <style:style style:name="T73" style:family="text">
      <style:text-properties fo:font-weight="normal" officeooo:rsid="005e8f00" style:font-weight-asian="normal" style:font-weight-complex="normal"/>
    </style:style>
    <style:style style:name="T74"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75" style:family="text">
      <style:text-properties style:text-outline="false" style:text-line-through-style="none" style:text-line-through-type="none" style:font-name="Liberation Sans1" fo:font-size="10pt" fo:font-style="normal" fo:text-shadow="none" style:text-underline-style="none" fo:font-weight="normal" officeooo:rsid="00377d18" style:font-size-asian="10pt" style:font-style-asian="normal" style:font-weight-asian="normal" style:text-emphasize="none"/>
    </style:style>
    <style:style style:name="T76" style:family="text">
      <style:text-properties officeooo:rsid="003894b0"/>
    </style:style>
    <style:style style:name="T77" style:family="text">
      <style:text-properties officeooo:rsid="003a8a02"/>
    </style:style>
    <style:style style:name="T78" style:family="text">
      <style:text-properties officeooo:rsid="003b63c2"/>
    </style:style>
    <style:style style:name="T79" style:family="text">
      <style:text-properties officeooo:rsid="003cb2f2"/>
    </style:style>
    <style:style style:name="T80" style:family="text">
      <style:text-properties style:text-position="super 58%"/>
    </style:style>
    <style:style style:name="T81" style:family="text">
      <style:text-properties officeooo:rsid="00402cb8"/>
    </style:style>
    <style:style style:name="T82" style:family="text">
      <style:text-properties officeooo:rsid="004218fd"/>
    </style:style>
    <style:style style:name="T83" style:family="text">
      <style:text-properties officeooo:rsid="00439cfa"/>
    </style:style>
    <style:style style:name="T84" style:family="text">
      <style:text-properties officeooo:rsid="004566ea"/>
    </style:style>
    <style:style style:name="T85" style:family="text">
      <style:text-properties officeooo:rsid="00471833"/>
    </style:style>
    <style:style style:name="T86" style:family="text">
      <style:text-properties officeooo:rsid="0048f189"/>
    </style:style>
    <style:style style:name="T87" style:family="text">
      <style:text-properties officeooo:rsid="004ba43e"/>
    </style:style>
    <style:style style:name="T88" style:family="text">
      <style:text-properties officeooo:rsid="004d1ab9"/>
    </style:style>
    <style:style style:name="T89" style:family="text">
      <style:text-properties officeooo:rsid="004eda05"/>
    </style:style>
    <style:style style:name="T90" style:family="text">
      <style:text-properties officeooo:rsid="005106d4"/>
    </style:style>
    <style:style style:name="T91" style:family="text">
      <style:text-properties officeooo:rsid="00519b27"/>
    </style:style>
    <style:style style:name="T92" style:family="text">
      <style:text-properties officeooo:rsid="005a3b91"/>
    </style:style>
    <style:style style:name="T93" style:family="text">
      <style:text-properties officeooo:rsid="005ac509"/>
    </style:style>
    <style:style style:name="T94" style:family="text">
      <style:text-properties officeooo:rsid="005df122"/>
    </style:style>
    <style:style style:name="T95" style:family="text">
      <style:text-properties officeooo:rsid="005e8f00"/>
    </style:style>
    <style:style style:name="T96" style:family="text">
      <style:text-properties officeooo:rsid="005f64ae"/>
    </style:style>
    <style:style style:name="T97" style:family="text">
      <style:text-properties officeooo:rsid="00600ba8"/>
    </style:style>
    <style:style style:name="T98" style:family="text">
      <style:text-properties officeooo:rsid="0061fd78"/>
    </style:style>
    <style:style style:name="T99" style:family="text">
      <style:text-properties officeooo:rsid="00637103"/>
    </style:style>
    <style:style style:name="T100" style:family="text">
      <style:text-properties fo:color="#c9211e"/>
    </style:style>
    <style:style style:name="gr1" style:family="graphic">
      <style:graphic-properties draw:stroke="none" svg:stroke-color="#000000" draw:fill="none" draw:fill-color="#ffffff" fo:min-height="0.5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none" draw:fill-color="#00a933" draw:textarea-vertical-align="middle" draw:auto-grow-height="false" fo:min-height="1.078cm" fo:min-width="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none" draw:fill-color="#00a933" draw:textarea-vertical-align="middle" draw:auto-grow-height="false" fo:min-height="1.078cm" fo:min-width="0.1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00a9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none" draw:textarea-vertical-align="middle" draw:auto-grow-height="false" fo:min-height="1.346cm" fo:min-width="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4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marker-start="Arrowheads_20_1" draw:fill-color="#ffffd7" draw:textarea-horizontal-align="justify" draw:textarea-vertical-align="middle" draw:auto-grow-height="false" fo:min-height="1.291cm" fo:min-width="3.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marker-start="Arrowheads_20_1" draw:fill-color="#ffffd7" draw:textarea-horizontal-align="justify" draw:textarea-vertical-align="middle" draw:auto-grow-height="false" fo:min-height="0.783cm" fo:min-width="1.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marker-start="Arrowheads_20_1" draw:fill-color="#ffffd7" draw:textarea-horizontal-align="justify" draw:textarea-vertical-align="middle" draw:auto-grow-height="false" fo:min-height="1.487cm" fo:min-width="3.4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marker-start="Arrowheads_20_1" draw:fill-color="#ffffd7" draw:textarea-horizontal-align="justify" draw:textarea-vertical-align="middle" draw:auto-grow-height="false" fo:min-height="0.734cm" fo:min-width="1.9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textarea-horizontal-align="justify" draw:textarea-vertical-align="middle" draw:auto-grow-height="false" fo:min-height="1.57cm" fo:min-width="6.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textarea-horizontal-align="justify" draw:textarea-vertical-align="middle" draw:auto-grow-height="false" fo:min-height="1.21cm" fo:min-width="2.5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textarea-horizontal-align="justify" draw:textarea-vertical-align="middle" draw:auto-grow-height="false" fo:min-height="1.037cm" fo:min-width="2.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17"/>
      <text:p text:style-name="P18">Partie 1 : Le circuit ou l’approche macroéconomique</text:p>
      <text:p text:style-name="P7"/>
      <text:p text:style-name="P7"><text:tab/>Chapitre 1 : Comptabilité nationale (PIB, équilibre emplois-ressources)</text:p>
      <text:p text:style-name="P7"><text:tab/>Chapitre 2 : Politique budgétaire (IS) Investissement épargne</text:p>
      <text:p text:style-name="P7"><text:tab/>Chapitre 3 : Politique monétaire (IS-LM) Liquidité L-demande M-offre fixé par la BCE</text:p>
      <text:p text:style-name="P7"><text:tab/>Chapitre 4 : Marché du travail (différentes explications du chômage)</text:p>
      <text:p text:style-name="P7"><text:tab/>Chapitre 5 : Croissance économique (Solow, croissance endogène)</text:p>
      <text:p text:style-name="P7"/>
      <text:p text:style-name="P18">Partie 2 : Le marché ou l’approche microéconomique</text:p>
      <text:p text:style-name="P7"/>
      <text:p text:style-name="P7"><text:tab/>Chapitre 1 : l’Offre et la demande</text:p>
      <text:p text:style-name="P7"><text:tab/>Chapitre 2 : Détermination des prix et concurrence</text:p>
      <text:p text:style-name="P144"/>
      <text:p text:style-name="P9">Les concepts de base:</text:p>
      <text:p text:style-name="P9"/>
      <text:p text:style-name="P19">1.2 <text:span text:style-name="T7">L</text:span>es principaux agrégats</text:p>
      <text:p text:style-name="P128">agrégats = grandeurs synthétiques qui mesurent le résultat de l’activité de l’ensemble de l’économie</text:p>
      <text:p text:style-name="P9"/>
      <text:p text:style-name="P9">exemples: C, CI, I S, G, X, M, T</text:p>
      <text:p text:style-name="P9">- La consommation C (ou consommation finale)</text:p>
      <text:p text:style-name="P9">- La consommation intermédiaire CI</text:p>
      <text:p text:style-name="P9">- L’investissement I (ou formation brute de capital fixe, FBCF)</text:p>
      <text:p text:style-name="P9">- L’épargne S</text:p>
      <text:p text:style-name="P9">- Les dépenses publiques G</text:p>
      <text:p text:style-name="P9">- Les exportations X</text:p>
      <text:p text:style-name="P9">- Les importations M</text:p>
      <text:p text:style-name="P9">- Les impôts T</text:p>
      <text:p text:style-name="P9"/>
      <text:p text:style-name="P9"/>
      <text:p text:style-name="P20">1.3 <text:span text:style-name="T7">L</text:span>es agents</text:p>
      <text:p text:style-name="P10"><text:tab/>On retient en général 4 agents macroéconomiques</text:p>
      <text:p text:style-name="P10">Les ménages</text:p>
      <text:p text:style-name="P10">Les entreprises</text:p>
      <text:p text:style-name="P10">Le gouvernement</text:p>
      <text:p text:style-name="P10">Les institutions financières</text:p>
      <text:p text:style-name="P10">RDM ( le reste du monde )</text:p>
      <text:p text:style-name="P10"/>
      <text:p text:style-name="P20">1.4 Les marchés</text:p>
      <text:p text:style-name="P10"><text:tab/>5 marchés où sont déterminés 4 prix</text:p>
      <text:p text:style-name="P10"/>
      <text:p text:style-name="P10">-Le marché des biens et services → P: prix monétaire du bien</text:p>
      <text:p text:style-name="P10">-Le marché du travail → W: Salaire nominal (demande entreprise, offre les ménages)</text:p>
      <text:p text:style-name="P10">-Le marché monétaire → r: taux d’intérêt nominal (demande les préférences, offre fixé par la banque centrale)</text:p>
      <text:p text:style-name="P10">-Le marché des Titres → r: taux d’intérêt nominal</text:p>
      <text:p text:style-name="P10">-Le marché des changes → e: taux de change nominal</text:p>
      <text:p text:style-name="P10"/>
      <text:p text:style-name="P21">1.5 Le temps et l’analyse macroéconomique</text:p>
      <text:p text:style-name="P11"><text:soft-page-break/><text:tab/>3 horizons ou temps d’analyse:</text:p>
      <text:p text:style-name="P11">-Le court terme inférieur à 2 ans</text:p>
      <text:p text:style-name="P11">-Le moyen terme jusqu’à 6 ans</text:p>
      <text:p text:style-name="P11">-Long terme au-dessus de 6 ans</text:p>
      <text:p text:style-name="P11"/>
      <text:p text:style-name="P21">1.6 Les modèles macroéconomiques</text:p>
      <text:p text:style-name="P11"/>
      <text:p text:style-name="P11">La mesure du revenu </text:p>
      <text:p text:style-name="P11"><text:span text:style-name="T8">PIB-Produit Intérieur Brut:</text:span> un agrégat économique correspondant à la production globale d’un pays, c-à-d la somme de toutes les valeurs ajoutées produites dans un pays donné au cours des 12 derniers mois.</text:p>
      <text:p text:style-name="P11"/>
      <text:p text:style-name="P11"><text:span text:style-name="T8">PNB-Produit National Brut:</text:span> <text:span text:style-name="T3">un agrégat économique correspondant à la production globale des acteurs économiques français, c-à-d exerçant sur le sol français mais également à l’étranger, au cours des 12 derniers mois.</text:span></text:p>
      <text:p text:style-name="P11"/>
      <text:p text:style-name="P12"><text:span text:style-name="T8">Croissance économique:</text:span> mesure l’augmentation du PIB</text:p>
      <text:p text:style-name="P12"/>
      <text:p text:style-name="P12"><text:span text:style-name="T8">Ralentissement économique:</text:span> Baisse de la croissance économique mais celle-ci reste toujours positive: Le PIB croit mais moins rapidement que lors de la période précédente.</text:p>
      <text:p text:style-name="P12"/>
      <text:p text:style-name="P12"><text:span text:style-name="T8">Récession économique:</text:span> Récul de l’activité économique généralement mesurée par le PIB. En France, l’INSEE définit la récession comme une période d’au moins</text:p>
      <text:p text:style-name="P12"/>
      <text:p text:style-name="P28">La dépression économique:</text:p>
      <text:p text:style-name="P12"/>
      <text:p text:style-name="P12">Il existe 3 méthodes pour calculer le PIB</text:p>
      <text:p text:style-name="P12"/>
      <text:p text:style-name="P12">-La méthode des produits:</text:p>
      <text:p text:style-name="P12">-La méthode des dépenses: consiste à additionner les dépenses nécessaires pour acheter la production</text:p>
      <text:p text:style-name="P29">TD1-Exercice 1:</text:p>
      <text:p text:style-name="P29">Le <text:span text:style-name="T66">produit intérieur brut</text:span> aux prix du marché vise à mesurer la richesse créée par tous les agents, privés et publics, sur un territoire national pendant une période donnée. Agrégat clé de la comptabilité nationale, il représente le résultat final de l'activité de production des unités productrices résidentes.</text:p>
      <text:p text:style-name="P29">L'<text:span text:style-name="T65">inflation</text:span> est la perte du pouvoir d'achat de la monnaie qui se traduit par une augmentation générale et durable des prix.</text:p>
      <text:p text:style-name="P29"><text:span text:style-name="T65">PIB nominal</text:span> = valeur du <text:span text:style-name="T65">PIB</text:span> mesurée aux prix de l'année courante (cette mesure inclut donc les effets de l'inflation ou de la déflation) ; <text:span text:style-name="T65">PIB réel</text:span> = valeur du <text:span text:style-name="T65">PIB</text:span> aux prix d'une année de référence (à prix constants).</text:p>
      <text:p text:style-name="P29"/>
      <text:p text:style-name="P29"/>
      <text:p text:style-name="P13"/>
      <text:p text:style-name="P13">1. Une réduction du taux de chômage suppose une forte croissance du PIB?</text:p>
      <text:p text:style-name="P13"><text:span text:style-name="T6">Vrai. L’ideal pour répondre a cette question est la loi d’Okun car celle-ci décrit une rélation linéaire empirique entre le taux de croissance PIB et la variation du taux de chômage</text:span>.</text:p>
      <text:p text:style-name="P13"/>
      <text:p text:style-name="P13">2.Si l’indice des prix à la consommation est de 108 au Japon et de 104 aux Etats-Unis, cela signifie que le taux d’inflation est plus élevé au Japon qu’aux Etats-Unis</text:p>
      <text:p text:style-name="P30"><text:soft-page-break/><text:span text:style-name="T65">L'indice des prix à la consommation</text:span> (IPC) est l'instrument de mesure de l'inflation. Il permet d'estimer, entre deux périodes données, la variation moyenne des <text:span text:style-name="T65">prix</text:span> des produits consommés par les ménages.</text:p>
      <text:p text:style-name="P23">Faux. Car il n’y a pas d’année de référence pour faire la comparaison.</text:p>
      <text:p text:style-name="P13"/>
      <text:p text:style-name="P13">3.Le mariage d’un homme avec sa femme de ménage (si celle-ci continue à faire le ménage pour le couple) réduit le PIB d’une nation.</text:p>
      <text:p text:style-name="P24">Vrai. L’ideal pour répondre à cette question est le rapport stiglitz_sen_fetoussi, <text:span text:style-name="T9">rapport sur la mesure de la performance économique et du progrès social. (propose des indicateur synthétiques de bien-être plus appropriés que le PIB).</text:span></text:p>
      <text:p text:style-name="P14"/>
      <text:p text:style-name="P14">4.A l’aide du cours, <text:span text:style-name="T10">vour définirez les termes : Microéconomie et Macroéconomie.</text:span></text:p>
      <text:p text:style-name="P14"/>
      <text:p text:style-name="P25">MICROECONOMIE : la partie de la science économique qui étudie le comportement des différents agents économiques (consommateur, entreprise, détenteur de capital, travailleur), en s’intéressant à l’échange marchand entre ces agents et donc au fonctionnement des marchés.</text:p>
      <text:p text:style-name="P25"/>
      <text:p text:style-name="P25">MACROECONOMIE : est centrée sur l’analyse des comportements d’une économie nationale et sur l’étude des relations qu’elle entretient avec les économies étrangères.</text:p>
      <text:p text:style-name="P25">(au lieu de s’intéresser au consommateur, la macroéconomie étudie la consommation de l’ensemble des ménages).</text:p>
      <text:p text:style-name="P14"/>
      <text:p text:style-name="P14">5.Vous rappellerez la def<text:span text:style-name="T10">inition du PIB et évoquerez les principales limites de cet indicateur.</text:span></text:p>
      <text:p text:style-name="P14"/>
      <text:p text:style-name="P25">PIB : Le produit intérieur brut est un agrégat économique (<text:span text:style-name="T2">grandeur synthétique qui mesure le résultat de l’activité de l’ensemble de l’économie</text:span>) correspondant à la production globale d’un pays, c-à-d la somme de toutes les valeurs ajoutées produites dans un pays donné au cours des 12 derniers <text:s/>mois.</text:p>
      <text:p text:style-name="P25">Le PIB est un bon indicateur de la richesse matérielle d’un pays, il permet de mesurer la richesse réellement créée dans un pays.</text:p>
      <text:p text:style-name="P25">Les activités domestiques et le volontariat ne font par intervenir de relations marchandes et ne contribuent pas à l’accroissement du PIB (pourtant il s’agit bien de la production de biens et de services mais ceux-ci ne sont pas comptabilisés dans le PIB).</text:p>
      <text:p text:style-name="P25">Comme le PIB est égale à la somme des valeurs ajoutées, cela évite des doubles comptes et permet donc d’avoir une mesure exacte des richesses.</text:p>
      <text:p text:style-name="P25">Le PIB permet de calculer la croissance économique, ce qui est la mesure officielle du progrès économique et social d’un pays.</text:p>
      <text:p text:style-name="P26">C’est une indicateur standardisé qui permet des comparaisons internationales, il est standard pour tous les instituts nationaux des statistiques, ce qui permet d’estimer les performances d’un pays à l’échelle régionale et facilite les comparaisons internationales.</text:p>
      <text:p text:style-name="P26">Il existe cependant deux principales limites :</text:p>
      <text:p text:style-name="P26"><text:tab/>Le PIB ne prend pas en compte les différences de conditions de production. Deux pays peuvent avoir le niveau de confort équivalent mais avec des PIB différents.</text:p>
      <text:p text:style-name="P26"><text:tab/>La comparaison des niveaux de PIB ne permet pas de comparer des niveaux de satisfaction puisque la notion de niveau de satisfaction reste subjective et diffère selon les pays.</text:p>
      <text:p text:style-name="P26"><text:tab/>On calcule la contribution du secteur non marchand au PIB à partir des coûts de procution. Mais cette mesure ne prend pas en compte la qualité du service rendu.</text:p>
      <text:p text:style-name="P31"/>
      <text:p text:style-name="P14"/>
      <text:p text:style-name="P14"/>
      <text:p text:style-name="P14"><text:soft-page-break/>6.Un artiste anglais fait une tournée de concert en France en ne faisant intervenir que des salariés français. La valeur ajoutée créée augmente-t-elle le RNB anglais? Le PIB angalis? Le PIB français? Le RNB français? Justifiez.</text:p>
      <text:p text:style-name="P14"/>
      <text:p text:style-name="P24">Le PIB français et le RNB français augmente<text:span text:style-name="T94">nt</text:span> car il créée des emplois en France et il remunère des employers français.</text:p>
      <text:p text:style-name="P24">Le RNB anglais augmente <text:span text:style-name="T11">car il recolte de l’argent avec la tournée de concert </text:span>mais pas le PIB anglais <text:span text:style-name="T11">n’augmente pas </text:span>car il n’a pas créer de la richesse dans son pays (emploi).</text:p>
      <text:p text:style-name="P14"/>
      <text:p text:style-name="P14">7.En macroéconomie, on dit que le revenu des ménages se réparti entre consommation, épargne et impôts. Que recouvre le terme “impôts” dans cette décomposition?</text:p>
      <text:p text:style-name="P14"/>
      <text:p text:style-name="P27">Cet impôt comprend essentiellement :</text:p>
      <text:p text:style-name="P27"><text:tab/>L’impôt sur le revenu des personnes physiques (IRPP).</text:p>
      <text:p text:style-name="P27"><text:tab/>La contribution social généralisée (CSG).</text:p>
      <text:p text:style-name="P27"><text:tab/>La contribution pour le remboursement de la dette sociale (CRDS).</text:p>
      <text:p text:style-name="P14"/>
      <text:p text:style-name="P143">Exercice 2: Calcul du PIB</text:p>
      <text:p text:style-name="P39">INFLATION : Accroissement excessif des instruments de paiement (billets de banque, capitaux) entraînant une hausse des prix et une dépréciation de la monnaie.</text:p>
      <text:p text:style-name="P15"/>
      <text:p text:style-name="P39">Le PIB nominal ne tient pas compte de l’inflation : somme des quantités des bien finaux produits multipliées par leur prix courant.</text:p>
      <text:p text:style-name="P39"/>
      <text:p text:style-name="P15">1. PIB nominal année N: <text:s/>10*2.000 + 4*1.000 = 24.000 €</text:p>
      <text:p text:style-name="P15"><text:s text:c="4"/>PIB nominal année N+1: <text:s/>12*3.000 + 6*500 = 39.000 €</text:p>
      <text:p text:style-name="P15"/>
      <text:p text:style-name="P39">Pour obtenir le PIB réel, il faut éliminer l’effet des prix. Il faut fixe<text:span text:style-name="T12">r</text:span> les prix : prendre une année de base pour considérer que les prix sont constants.</text:p>
      <text:p text:style-name="P15">2. PIB réel année N:</text:p>
      <text:p text:style-name="P15"><text:s text:c="4"/>PIB réel année N+1: </text:p>
      <text:p text:style-name="P15"/>
      <text:p text:style-name="P15"/>
      <text:p text:style-name="P143">Exercice 3: Approche circuitiste dans le cadre d’une économie en autarcie</text:p>
      <text:p text:style-name="P22">AUTARCIE = ECONOMIE FERMEE</text:p>
      <text:p text:style-name="P15"/>
      <text:p text:style-name="P16">L’approche circuitiste a pour objectif d’identifier et d’étudier les relations entre les agents économiques à l’échelle d’une économie nationale mais aussi à une échelle internationale.</text:p>
      <text:p text:style-name="P16"/>
      <text:p text:style-name="P16">Ici il s’agit d’une économie fermer car il n’y a pas d’échanges internationaux.</text:p>
      <text:p text:style-name="P16"/>
      <text:p text:style-name="P32"><text:span text:style-name="T15">3 agents: Les ménages, les entreprises</text:span><text:span text:style-name="T14">(institutions non financières) </text:span><text:span text:style-name="T15">, le gourvernement</text:span><text:span text:style-name="T14">(les APU, administrations publiques</text:span><text:span text:style-name="T15"> </text:span><text:span text:style-name="T13">et Banques</text:span><text:span text:style-name="T14">(institutions financières)</text:span><text:span text:style-name="T92">)</text:span><text:span text:style-name="T15">.</text:span></text:p>
      <text:p text:style-name="P15"><text:span text:style-name="T4">2</text:span> marché<text:span text:style-name="T4">s</text:span>: <text:span text:style-name="T4">Le marché du travail, le marché des biens &amp; services </text:span><text:span text:style-name="T14">et le marché des capitaux</text:span><text:span text:style-name="T4">.</text:span><text:span text:style-name="T13">­</text:span></text:p>
      <text:p text:style-name="P15"/>
      <text:p text:style-name="P40">L’approche du circuit analyse l’économie dans son ensemble.</text:p>
      <text:p text:style-name="P40"/>
      <text:p text:style-name="P41">A t=0 on a :</text:p>
      <text:p text:style-name="P41"/>
      <text:p text:style-name="P41">W = 5000</text:p>
      <text:p text:style-name="P41"><text:soft-page-break/>TT= 2000</text:p>
      <text:p text:style-name="P41"/>
      <text:p text:style-name="P41">Y= 7000</text:p>
      <text:p text:style-name="P41">S = 0.2*7000 = 1400</text:p>
      <text:p text:style-name="P41"/>
      <text:p text:style-name="P41">A t=1</text:p>
      <text:p text:style-name="P41"/>
      <text:p text:style-name="P41">W=2000</text:p>
      <text:p text:style-name="P41">TT=2000</text:p>
      <text:p text:style-name="P41"/>
      <text:p text:style-name="P41">Y=4000</text:p>
      <text:p text:style-name="P41">S=0.2*4000 = 800</text:p>
      <text:p text:style-name="P40"/>
      <text:p text:style-name="P40"/>
      <text:p text:style-name="P15"><draw:custom-shape text:anchor-type="paragraph" draw:z-index="0" draw:name="Shape1" draw:style-name="gr20" draw:text-style-name="P152" svg:width="2.841cm" svg:height="1.465cm" svg:x="-0.443cm" svg:y="4.516cm"><text:p text:style-name="P152">Ménage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2" draw:style-name="gr19" draw:text-style-name="P152" svg:width="3.634cm" svg:height="1.712cm" svg:x="14.004cm" svg:y="4.516cm"><text:p text:style-name="P152">Entreprise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3" draw:style-name="gr18" draw:text-style-name="P152" svg:width="6.086cm" svg:height="1.571cm" svg:x="5.59cm" svg:y="0.325cm"><text:p text:style-name="P152"><text:tab/>Marché du travail</text:p><draw:enhanced-geometry svg:viewBox="0 0 21600 21600" draw:type="rectangle" draw:enhanced-path="M 0 0 L 21600 0 21600 21600 0 21600 0 0 Z N"/></draw:custom-shape><draw:custom-shape text:anchor-type="paragraph" draw:z-index="3" draw:name="Shape3_0" draw:style-name="gr18" draw:text-style-name="P152" svg:width="6.086cm" svg:height="1.571cm" svg:x="5.554cm" svg:y="3.711cm"><text:p text:style-name="P152"><text:tab/>Marché des capitaux</text:p><draw:enhanced-geometry svg:viewBox="0 0 21600 21600" draw:type="rectangle" draw:enhanced-path="M 0 0 L 21600 0 21600 21600 0 21600 0 0 Z N"/></draw:custom-shape><draw:custom-shape text:anchor-type="paragraph" draw:z-index="4" draw:name="Shape2_0" draw:style-name="gr19" draw:text-style-name="P152" svg:width="3.634cm" svg:height="1.712cm" svg:x="6.419cm" svg:y="6.914cm"><text:p text:style-name="P152"><text:s text:c="8"/>Eta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3_1" draw:style-name="gr18" draw:text-style-name="P152" svg:width="6.086cm" svg:height="1.571cm" svg:x="5.378cm" svg:y="10.432cm"><text:p text:style-name="P152"><text:s text:c="6"/>Marché de biens &amp; services</text:p><draw:enhanced-geometry svg:viewBox="0 0 21600 21600" draw:type="rectangle" draw:enhanced-path="M 0 0 L 21600 0 21600 21600 0 21600 0 0 Z N"/></draw:custom-shape><draw:line text:anchor-type="paragraph" draw:z-index="6" draw:name="Shape5" draw:style-name="gr17" draw:text-style-name="P148" svg:x1="2.027cm" svg:y1="4.752cm" svg:x2="5.59cm" svg:y2="1.894cm"><text:p/></draw:line><draw:line text:anchor-type="paragraph" draw:z-index="7" draw:name="Shape6" draw:style-name="gr17" draw:text-style-name="P148" svg:x1="11.675cm" svg:y1="1.436cm" svg:x2="15.344cm" svg:y2="4.516cm"><text:p/></draw:line><draw:line text:anchor-type="paragraph" draw:z-index="8" draw:name="Shape4" draw:style-name="gr17" draw:text-style-name="P148" svg:x1="6.419cm" svg:y1="7.644cm" svg:x2="2.274cm" svg:y2="5.616cm"><text:p/></draw:line><draw:line text:anchor-type="paragraph" draw:z-index="9" draw:name="Shape7" draw:style-name="gr17" draw:text-style-name="P148" svg:x1="5.449cm" svg:y1="4.858cm" svg:x2="2.397cm" svg:y2="5.211cm"><text:p/></draw:line><draw:line text:anchor-type="paragraph" draw:z-index="10" draw:name="Shape8" draw:style-name="gr17" draw:text-style-name="P148" svg:x1="5.378cm" svg:y1="10.431cm" svg:x2="1.85cm" svg:y2="5.898cm"><text:p/></draw:line><draw:line text:anchor-type="paragraph" draw:z-index="11" draw:name="Shape9" draw:style-name="gr17" draw:text-style-name="P148" svg:x1="15.433cm" svg:y1="6.228cm" svg:x2="11.464cm" svg:y2="10.433cm"><text:p/></draw:line><draw:line text:anchor-type="paragraph" draw:z-index="12" draw:name="Shape10" draw:style-name="gr17" draw:text-style-name="P148" svg:x1="8.289cm" svg:y1="10.431cm" svg:x2="8.307cm" svg:y2="8.625cm"><text:p/></draw:line><draw:line text:anchor-type="paragraph" draw:z-index="13" draw:name="Shape11" draw:style-name="gr17" draw:text-style-name="P148" svg:x1="14.003cm" svg:y1="5.246cm" svg:x2="11.728cm" svg:y2="4.611cm"><text:p/></draw:line><draw:line text:anchor-type="paragraph" draw:z-index="14" draw:name="Shape12" draw:style-name="gr17" draw:text-style-name="P148" svg:x1="7.759cm" svg:y1="6.914cm" svg:x2="7.759cm" svg:y2="5.281cm"><text:p/></draw:line><draw:line text:anchor-type="paragraph" draw:z-index="15" draw:name="Shape13" draw:style-name="gr17" draw:text-style-name="P148" svg:x1="8.482cm" svg:y1="5.281cm" svg:x2="8.447cm" svg:y2="6.914cm"><text:p/></draw:line><draw:custom-shape text:anchor-type="paragraph" draw:z-index="16" draw:name="Shape14" draw:style-name="gr16" draw:text-style-name="P153" svg:width="2.029cm" svg:height="0.812cm" svg:x="1.409cm" svg:y="8.363cm"><text:p text:style-name="P152"><text:s/>C = 43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Shape14_0" draw:style-name="gr14" draw:text-style-name="P153" svg:width="1.571cm" svg:height="0.865cm" svg:x="3.314cm" svg:y="3.993cm"><text:p text:style-name="P152">S = 14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name="Shape14_1" draw:style-name="gr14" draw:text-style-name="P153" svg:width="1.571cm" svg:height="0.865cm" svg:x="3.491cm" svg:y="6.78cm"><text:p text:style-name="P152">T = 13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name="Shape14_2" draw:style-name="gr15" draw:text-style-name="P153" svg:width="3.617cm" svg:height="1.646cm" svg:x="12.786cm" svg:y="0.46cm"><text:p text:style-name="P152">W = 5000</text:p><text:p text:style-name="P152">Pi = 2000</text:p><text:p text:style-name="P152">Y = W + Pi = 70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Shape14_3" draw:style-name="gr14" draw:text-style-name="P153" svg:width="1.571cm" svg:height="0.865cm" svg:x="12.028cm" svg:y="3.747cm"><text:p text:style-name="P152">I = 14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Shape14_4" draw:style-name="gr14" draw:text-style-name="P153" svg:width="1.571cm" svg:height="0.865cm" svg:x="8.906cm" svg:y="8.844cm"><text:p text:style-name="P152">G = 13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name="Shape14_5" draw:style-name="gr13" draw:text-style-name="P153" svg:width="3.458cm" svg:height="1.43cm" svg:x="13.51cm" svg:y="8.486cm"><text:p text:style-name="P152"><text:s/>C + I + G =</text:p><text:p text:style-name="P152"><text:s/>4300+1400+1300=</text:p><text:p text:style-name="P152">70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5"><text:span text:style-name="T100"/></text:p>
      <text:p text:style-name="P135"><text:span text:style-name="T100"/></text:p>
      <text:p text:style-name="P135"><text:span text:style-name="T100"/></text:p>
      <text:p text:style-name="P135"><text:span text:style-name="T100"/></text:p>
      <text:p text:style-name="P135"><text:span text:style-name="T100"/></text:p>
      <text:p text:style-name="P135"><text:span text:style-name="T100"/></text:p>
      <text:p text:style-name="P135"><text:span text:style-name="T100"/></text:p>
      <text:p text:style-name="P135"><text:span text:style-name="T100"/></text:p>
      <text:p text:style-name="P135"><text:span text:style-name="T100"/></text:p>
      <text:p text:style-name="P135"><text:span text:style-name="T100"/></text:p>
      <text:p text:style-name="P135"><text:span text:style-name="T100"/></text:p>
      <text:p text:style-name="P135"><text:span text:style-name="T100"/></text:p>
      <text:p text:style-name="P135"><text:span text:style-name="T100"/></text:p>
      <text:p text:style-name="P135"><text:span text:style-name="T100"/></text:p>
      <text:p text:style-name="P135"><text:span text:style-name="T100"/></text:p>
      <text:p text:style-name="P135"><text:span text:style-name="T100"/></text:p>
      <text:p text:style-name="P142"><text:soft-page-break/><text:span text:style-name="T100">TD2- Exercice 1 : Le multiplicateur keynésien</text:span></text:p>
      <text:p text:style-name="P2"/>
      <text:p text:style-name="P2">Dans la théorie de Keynes, la propension à consommer est la part du revenu disponible d'un ménage qui est consacrée à la consommation.</text:p>
      <text:p text:style-name="P2"/>
      <text:p text:style-name="P2"/>
      <text:p text:style-name="P42">A. Quelle est la valeur du multiplicateur si :</text:p>
      <text:p text:style-name="P42"><text:tab/>-La propension marginale à consommer est de 0,5 ?</text:p>
      <text:p text:style-name="P43"><text:tab/></text:p>
      <text:p text:style-name="P43"><text:tab/><text:span text:style-name="T16">1/(1-0,5) = 1/(1/2) = 2</text:span></text:p>
      <text:p text:style-name="P43"/>
      <text:p text:style-name="P61"><text:tab/>Y = C + I <text:s text:c="3"/><text:tab/><text:tab/>où C = C0 + Pmc*Y</text:p>
      <text:p text:style-name="P61"><text:span text:style-name="T18"><text:tab/>Δ</text:span><text:span text:style-name="T17">Y = </text:span><text:span text:style-name="T18">Δ</text:span><text:span text:style-name="T17">C + </text:span><text:span text:style-name="T18">Δ</text:span><text:span text:style-name="T17">I</text:span></text:p>
      <text:p text:style-name="P61"><text:span text:style-name="T17"><text:tab/></text:span><text:span text:style-name="T18">Δ</text:span><text:span text:style-name="T17">Y = </text:span><text:span text:style-name="T18">Δ</text:span><text:span text:style-name="T17">C0 + Pmc*</text:span><text:span text:style-name="T18">Δ</text:span><text:span text:style-name="T17">Y + </text:span><text:span text:style-name="T18">Δ</text:span><text:span text:style-name="T17">I</text:span></text:p>
      <text:p text:style-name="P61"><text:span text:style-name="T17"><text:tab/></text:span><text:span text:style-name="T18">Δ</text:span><text:span text:style-name="T17">Y = Pmc*</text:span><text:span text:style-name="T18">Δ</text:span><text:span text:style-name="T17">Y + </text:span><text:span text:style-name="T18">Δ</text:span><text:span text:style-name="T17">I</text:span></text:p>
      <text:p text:style-name="P61"><text:span text:style-name="T17"><text:tab/></text:span><text:span text:style-name="T18">Δ</text:span><text:span text:style-name="T17">Y(1- Pmc) = </text:span><text:span text:style-name="T18">Δ</text:span><text:span text:style-name="T17">I</text:span></text:p>
      <text:p text:style-name="P61"><text:span text:style-name="T18"><text:tab/>Δ</text:span><text:span text:style-name="T17">Y = 1/(1- Pmc)*</text:span><text:span text:style-name="T18">Δ</text:span><text:span text:style-name="T17">I</text:span></text:p>
      <text:p text:style-name="P61"><text:span text:style-name="T17"><text:tab/></text:span><text:span text:style-name="T18">Δ</text:span><text:span text:style-name="T17">Y = 1/(1- Pmc)*</text:span><text:span text:style-name="T18">Δ</text:span><text:span text:style-name="T17">I</text:span></text:p>
      <text:p text:style-name="P136"/>
      <text:p text:style-name="P43"><text:tab/>-<text:span text:style-name="T16">La Pmc est de 0,8 ?</text:span></text:p>
      <text:p text:style-name="P43"><text:tab/></text:p>
      <text:p text:style-name="P43"><text:tab/><text:span text:style-name="T16">1/(1-0,8) = 1 / (2/10) = 10/2 = 5</text:span></text:p>
      <text:p text:style-name="P42"><text:tab/></text:p>
      <text:p text:style-name="P42"><text:tab/>C = <text:s/>C0 + Pmc(Yd)</text:p>
      <text:p text:style-name="P42"><text:tab/>Pmc = C/Y</text:p>
      <text:p text:style-name="P42"/>
      <text:p text:style-name="P44">ΔC = Pmc*ΔY</text:p>
      <text:p text:style-name="P42"><text:tab/></text:p>
      <text:p text:style-name="P65">B- </text:p>
      <text:p text:style-name="P3">la propension marginale à épargner est la variation de la part de revenu épargnée quand ledit revenu varie. <text:span text:style-name="T93">E</text:span>xemple, <text:span text:style-name="T93">si </text:span>elle est de 30 %, c’est-à-dire que l’augmentation de revenu entre 2010 et 2019 a</text:p>
      <text:p text:style-name="P3">été épargnée à hauteur de 30 %</text:p>
      <text:p text:style-name="P65">Plus la part du propension marginale épargné Pms est eleve et plus la Pmc est faible</text:p>
      <text:p text:style-name="P64">Le revenu disponible qui alimente l’épargne est comme une fuite dans le système</text:p>
      <text:p text:style-name="P64"/>
      <text:p text:style-name="P64"/>
      <text:p text:style-name="P64"><text:s/>C- <text:s/><text:span text:style-name="T22"><text:tab/>C = C0 + Pmc*Y</text:span>d </text:p>
      <text:p text:style-name="P64"><text:tab/>C0 : consommation autonome de revenu</text:p>
      <text:p text:style-name="P64"><text:tab/><text:span text:style-name="T23">Yd = Y - T</text:span></text:p>
      <text:p text:style-name="P64"/>
      <text:p text:style-name="P64">Angélina :</text:p>
      <text:p text:style-name="P64"><text:tab/>C<text:span text:style-name="T23">0 </text:span>= <text:span text:style-name="T23">8 000</text:span></text:p>
      <text:p text:style-name="P64"><text:tab/><text:span text:style-name="T23">12 000 = 8 000 + Pmc * 10 000</text:span></text:p>
      <text:p text:style-name="P64"><text:tab/><text:span text:style-name="T23">Pmc = (12 000 – 8 000) / 10 000 = 0,4</text:span></text:p>
      <text:p text:style-name="P65"><text:tab/><text:span text:style-name="T93">donc C</text:span><text:span text:style-name="T36">Angélina</text:span><text:span text:style-name="T93"> = </text:span><text:span text:style-name="T23">8 000 </text:span><text:span text:style-name="T93">+ 0,4 * Yd </text:span></text:p>
      <text:p text:style-name="P64"/>
      <text:p text:style-name="P66">Félicia</text:p>
      <text:p text:style-name="P66"><text:tab/>C0 = 6 500</text:p>
      <text:p text:style-name="P64"><text:tab/><text:span text:style-name="T23">14 500 = 6 500 + Pmc * 10 000</text:span></text:p>
      <text:p text:style-name="P64"><text:tab/><text:span text:style-name="T23">Pmc = (14 500 – 6 500) / 10 000 = 0,8</text:span></text:p>
      <text:p text:style-name="P65"><text:soft-page-break/><text:tab/><text:span text:style-name="T93">donc C</text:span><text:span text:style-name="T36">Félicia</text:span><text:span text:style-name="T93"> = 6 500</text:span><text:span text:style-name="T23"> </text:span><text:span text:style-name="T93">+ 0,8 * Yd </text:span></text:p>
      <text:p text:style-name="P64"/>
      <text:p text:style-name="P66">Marina<text:tab/></text:p>
      <text:p text:style-name="P66"><text:tab/>C0 = 7 250</text:p>
      <text:p text:style-name="P66"><text:tab/>14 250 = 7 250 + Pmc * 10 000</text:p>
      <text:p text:style-name="P66"><text:tab/>Pmc = <text:s/>(14 250 – 7 250) / 10 000 = 0,7</text:p>
      <text:p text:style-name="P67"><text:tab/><text:span text:style-name="T93">donc C</text:span><text:span text:style-name="T36">Marina</text:span><text:span text:style-name="T93"> = 7 250</text:span> <text:span text:style-name="T93">+ 0,7 * Yd </text:span></text:p>
      <text:p text:style-name="P66"/>
      <text:p text:style-name="P126">Exercice 3 : Le multiplicateur keynésien</text:p>
      <text:p text:style-name="P4"/>
      <table:table table:name="Table1" table:style-name="Table1">
        <table:table-column table:style-name="Table1.A" table:number-columns-repeated="2"/>
        <table:table-column table:style-name="Table1.C"/>
        <table:table-row table:style-name="Table1.1">
          <table:table-cell table:style-name="Table1.A1" office:value-type="string">
            <text:p text:style-name="P116">Eventail de revenus</text:p>
          </table:table-cell>
          <table:table-cell table:style-name="Table1.A1" office:value-type="string">
            <text:p text:style-name="P116">Pmc</text:p>
          </table:table-cell>
          <table:table-cell table:style-name="Table1.C1" office:value-type="string">
            <text:p text:style-name="P116">K(multiplicateur)</text:p>
          </table:table-cell>
        </table:table-row>
        <table:table-row table:style-name="Table1.1">
          <table:table-cell table:style-name="Table1.A2" office:value-type="string">
            <text:p text:style-name="P116">0-20 000€</text:p>
          </table:table-cell>
          <table:table-cell table:style-name="Table1.A2" office:value-type="string">
            <text:p text:style-name="P116">0,9</text:p>
          </table:table-cell>
          <table:table-cell table:style-name="Table1.C2" office:value-type="string">
            <text:p text:style-name="P116">1/(1-0,9) = 10</text:p>
          </table:table-cell>
        </table:table-row>
        <table:table-row table:style-name="Table1.1">
          <table:table-cell table:style-name="Table1.A2" office:value-type="string">
            <text:p text:style-name="P116">20 001 – 40 000€</text:p>
          </table:table-cell>
          <table:table-cell table:style-name="Table1.A2" office:value-type="string">
            <text:p text:style-name="P116">0,8</text:p>
          </table:table-cell>
          <table:table-cell table:style-name="Table1.C2" office:value-type="string">
            <text:p text:style-name="P116">1/(1-0,8) = 5</text:p>
          </table:table-cell>
        </table:table-row>
        <table:table-row table:style-name="Table1.1">
          <table:table-cell table:style-name="Table1.A2" office:value-type="string">
            <text:p text:style-name="P116">40 001 – 60 000€</text:p>
          </table:table-cell>
          <table:table-cell table:style-name="Table1.A2" office:value-type="string">
            <text:p text:style-name="P116">0,7</text:p>
          </table:table-cell>
          <table:table-cell table:style-name="Table1.C2" office:value-type="string">
            <text:p text:style-name="P116">1/(1-0,7) = 3,33</text:p>
          </table:table-cell>
        </table:table-row>
        <table:table-row table:style-name="Table1.1">
          <table:table-cell table:style-name="Table1.A2" office:value-type="string">
            <text:p text:style-name="P116">60 001 – 80 000€</text:p>
          </table:table-cell>
          <table:table-cell table:style-name="Table1.A2" office:value-type="string">
            <text:p text:style-name="P116">0,6</text:p>
          </table:table-cell>
          <table:table-cell table:style-name="Table1.C2" office:value-type="string">
            <text:p text:style-name="P116">1/(1-0,6) = 2,5</text:p>
          </table:table-cell>
        </table:table-row>
        <table:table-row table:style-name="Table1.1">
          <table:table-cell table:style-name="Table1.A2" office:value-type="string">
            <text:p text:style-name="P116">≥ 80 001€</text:p>
          </table:table-cell>
          <table:table-cell table:style-name="Table1.A2" office:value-type="string">
            <text:p text:style-name="P116">0,5</text:p>
          </table:table-cell>
          <table:table-cell table:style-name="Table1.C2" office:value-type="string">
            <text:p text:style-name="P116">1/(1-0,6) = 2</text:p>
          </table:table-cell>
        </table:table-row>
      </table:table>
      <text:p text:style-name="P66"/>
      <text:p text:style-name="P68">Chaque euro dépensé augmente le revenu de 10 pour une pmc = 0,9</text:p>
      <text:p text:style-name="P68">En temps de croissance → baisser les impôts pour les riches</text:p>
      <text:p text:style-name="P68">En temps de crise → augmenter le revenu des plus démunies</text:p>
      <text:p text:style-name="P68"/>
      <text:p text:style-name="P68">plus les Pmc est élévé plus le multiplicateur est élévé plus la politique de relance <text:span text:style-name="T69">est </text:span>apprécié</text:p>
      <text:p text:style-name="P68"/>
      <text:p text:style-name="P68"/>
      <text:p text:style-name="P127">Exercice 4 : La fonction de consommation keynésienne</text:p>
      <text:p text:style-name="P5"/>
      <text:p text:style-name="P5">C = C0 + Pmc * Y <text:s/>→ C0 = 47 et Pmc = 0,7 c-à-d 70 % du revenu est consommé</text:p>
      <text:p text:style-name="P5"/>
      <text:p text:style-name="P69">Pmc + Pms = 1 → Pms = 0,3 <text:span text:style-name="T69">c-à-d 30 % du revenu est épargné</text:span></text:p>
      <text:p text:style-name="P69">1<text:span text:style-name="T25">) Déterminer la foction d’épargne</text:span></text:p>
      <text:p text:style-name="P69"/>
      <text:p text:style-name="P69">Y = C + S →</text:p>
      <text:p text:style-name="P69">S = Y – C → </text:p>
      <text:p text:style-name="P69">S = <text:s/>Y – (42 + 0,7 Y) = -42 + 0,3Y</text:p>
      <text:p text:style-name="P69"/>
      <text:p text:style-name="P69"><draw:line text:anchor-type="paragraph" draw:z-index="23" draw:name="Shape15" draw:style-name="gr8" draw:text-style-name="P148" svg:x1="5.362cm" svg:y1="0.912cm" svg:x2="5.438cm" svg:y2="7.318cm"><text:p/></draw:line><draw:line text:anchor-type="paragraph" draw:z-index="24" draw:name="Shape16" draw:style-name="gr8" draw:text-style-name="P148" svg:x1="4.247cm" svg:y1="5.089cm" svg:x2="11.447cm" svg:y2="4.974cm"><text:p/></draw:line><draw:line text:anchor-type="paragraph" draw:z-index="25" draw:name="Shape17" draw:style-name="gr8" draw:text-style-name="P148" svg:x1="10.843cm" svg:y1="2.215cm" svg:x2="7.158cm" svg:y2="6.637cm"><text:p/></draw:line><draw:frame text:anchor-type="paragraph" draw:z-index="26" draw:name="Shape18" draw:style-name="gr12" draw:text-style-name="P145" svg:width="0.53cm" svg:height="0.493cm" svg:x="4.833cm" svg:y="4.597cm"><draw:text-box><text:p>0</text:p></draw:text-box></draw:frame><draw:frame text:anchor-type="paragraph" draw:z-index="27" draw:name="Shape19" draw:style-name="gr4" draw:text-style-name="P145" svg:width="0.907cm" svg:height="0.489cm" svg:x="7.8cm" svg:y="4.464cm"><draw:text-box><text:p>140</text:p></draw:text-box></draw:frame><draw:frame text:anchor-type="paragraph" draw:z-index="28" draw:name="Shape20" draw:style-name="gr4" draw:text-style-name="P145" svg:width="0.888cm" svg:height="0.489cm" svg:x="11.183cm" svg:y="4.597cm"><draw:text-box><text:p>Y</text:p></draw:text-box></draw:frame><draw:frame text:anchor-type="paragraph" draw:z-index="29" draw:name="Shape21" draw:style-name="gr11" draw:text-style-name="P145" svg:width="0.909cm" svg:height="0.662cm" svg:x="4.454cm" svg:y="0.591cm"><draw:text-box><text:p>S</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70">2<text:span text:style-name="T24">) Déterminer la valeur du revenu au seuil de rupture, Représentation graphique</text:span></text:p>
      <text:p text:style-name="P70"/>
      <text:p text:style-name="P70">Seuil de rupture : <text:s/>Y = C ou S = 0</text:p>
      <text:p text:style-name="P70">S=0 → 0 = -42 + 0,3*Y ↔ Y = 42/0,3 = 140</text:p>
      <text:p text:style-name="P70"/>
      <text:p text:style-name="P70"/>
      <text:p text:style-name="P70">3) Donner les valeurs de la propension marginale à consommer (Pmc) et de la propension marginale à épargner (Pms)</text:p>
      <text:p text:style-name="P70"/>
      <text:p text:style-name="P70">Pmc + Pms = 1 ↔ Pmc = 0,7 et Pms = 0,3</text:p>
      <text:p text:style-name="P70"/>
      <text:p text:style-name="P70">4) Définier la propension moyenne à consommer : Part du revenu qui est consommé</text:p>
      <text:p text:style-name="P70"/>
      <text:p text:style-name="P70">5)</text:p>
      <table:table table:name="Table2" table:style-name="Table2">
        <table:table-column table:style-name="Table2.A" table:number-columns-repeated="3"/>
        <table:table-column table:style-name="Table2.D"/>
        <table:table-row table:style-name="TableLine93984634294736">
          <table:table-cell table:style-name="Table2.A1" office:value-type="string">
            <text:p text:style-name="P117">Y</text:p>
          </table:table-cell>
          <table:table-cell table:style-name="Table2.A1" office:value-type="string">
            <text:p text:style-name="P117">150</text:p>
          </table:table-cell>
          <table:table-cell table:style-name="Table2.A1" office:value-type="string">
            <text:p text:style-name="P117">200</text:p>
          </table:table-cell>
          <table:table-cell table:style-name="Table2.D1" office:value-type="string">
            <text:p text:style-name="P117">250</text:p>
          </table:table-cell>
        </table:table-row>
        <table:table-row table:style-name="TableLine93984634248688">
          <table:table-cell table:style-name="Table2.A2" office:value-type="string">
            <text:p text:style-name="P117">C</text:p>
          </table:table-cell>
          <table:table-cell table:style-name="Table2.A2" office:value-type="string">
            <text:p text:style-name="P117">147</text:p>
          </table:table-cell>
          <table:table-cell table:style-name="Table2.A2" office:value-type="string">
            <text:p text:style-name="P117">182</text:p>
          </table:table-cell>
          <table:table-cell table:style-name="Table2.D2" office:value-type="string">
            <text:p text:style-name="P117">217</text:p>
          </table:table-cell>
        </table:table-row>
        <table:table-row table:style-name="TableLine93984634250320">
          <table:table-cell table:style-name="Table2.A2" office:value-type="string">
            <text:p text:style-name="P117">S = Y - C</text:p>
          </table:table-cell>
          <table:table-cell table:style-name="Table2.A2" office:value-type="string">
            <text:p text:style-name="P117">3</text:p>
          </table:table-cell>
          <table:table-cell table:style-name="Table2.A2" office:value-type="string">
            <text:p text:style-name="P117">18</text:p>
          </table:table-cell>
          <table:table-cell table:style-name="Table2.D2" office:value-type="string">
            <text:p text:style-name="P117">33</text:p>
          </table:table-cell>
        </table:table-row>
        <table:table-row table:style-name="TableLine93984634267776">
          <table:table-cell table:style-name="Table2.A2" office:value-type="string">
            <text:p text:style-name="P117">PMC</text:p>
          </table:table-cell>
          <table:table-cell table:style-name="Table2.A2" office:value-type="string">
            <text:p text:style-name="P117">0.98</text:p>
          </table:table-cell>
          <table:table-cell table:style-name="Table2.A2" office:value-type="string">
            <text:p text:style-name="P117">0.91</text:p>
          </table:table-cell>
          <table:table-cell table:style-name="Table2.D2" office:value-type="string">
            <text:p text:style-name="P117">0.868</text:p>
          </table:table-cell>
        </table:table-row>
        <table:table-row table:style-name="TableLine93984634262464">
          <table:table-cell table:style-name="Table2.A2" office:value-type="string">
            <text:p text:style-name="P117">PMS = 1 - PMC</text:p>
          </table:table-cell>
          <table:table-cell table:style-name="Table2.A2" office:value-type="string">
            <text:p text:style-name="P117">0.02</text:p>
          </table:table-cell>
          <table:table-cell table:style-name="Table2.A2" office:value-type="string">
            <text:p text:style-name="P117">0.09</text:p>
          </table:table-cell>
          <table:table-cell table:style-name="Table2.D2" office:value-type="string">
            <text:p text:style-name="P117">0.132</text:p>
          </table:table-cell>
        </table:table-row>
      </table:table>
      <text:p text:style-name="P70"/>
      <text:p text:style-name="P70"/>
      <text:p text:style-name="P70"/>
      <text:p text:style-name="P70">6)</text:p>
      <text:p text:style-name="P70">Quand le revenu augmente la pmc augmente et la pms diminue</text:p>
      <text:p text:style-name="P70"/>
      <text:p text:style-name="P70">On va cibler les ménages au revenu les plus modeste</text:p>
      <text:p text:style-name="P70"/>
      <text:p text:style-name="P70">7) Quel est le montant de la consommation si le revenu est égal à 120 ?</text:p>
      <text:p text:style-name="P70"/>
      <text:p text:style-name="P70">C = 42 + 0,7 * 120 <text:span text:style-name="T26">= 126</text:span></text:p>
      <text:p text:style-name="P71">S = Y – C <text:s/>= 6</text:p>
      <text:p text:style-name="P70"/>
      <text:p text:style-name="P70">Le revenu est insufisant pour satisfaire tous le besoins de consommation</text:p>
      <text:p text:style-name="P70"/>
      <text:p text:style-name="P70"/>
      <text:p text:style-name="P70"/>
      <text:p text:style-name="P125">Exercice 5 : Modèle keynésien à deux agents</text:p>
      <text:p text:style-name="P71"/>
      <text:p text:style-name="P71">C = cY + C0</text:p>
      <text:p text:style-name="P71">C = C0 + Pmc * Y</text:p>
      <text:p text:style-name="P71"/>
      <text:p text:style-name="P71">c=Pmc=0,8</text:p>
      <text:p text:style-name="P71">C0 = 50</text:p>
      <text:p text:style-name="P71">I0 = 10 On suppose un investissement autonome(En réalité l’investissement dépend du taux d’intérêt : r) I = f(r)</text:p>
      <text:p text:style-name="P71"><text:soft-page-break/></text:p>
      <text:p text:style-name="P71">1) Déterminez la valeur du revenu d’équilibre</text:p>
      <text:p text:style-name="P71">revenu = consommation + investissement</text:p>
      <text:p text:style-name="P71">Y = C + I</text:p>
      <text:p text:style-name="P71">offre globale = demande globale</text:p>
      <text:p text:style-name="P71">OG = DG</text:p>
      <text:p text:style-name="P71"/>
      <text:p text:style-name="P71">Y = c*Y + C0 +I0 = 0,8*Y + 50 + 10 ↔ Y* = 60 /(1-0,8) = 300</text:p>
      <text:p text:style-name="P71"/>
      <text:p text:style-name="P71"/>
      <text:p text:style-name="P71"/>
      <text:p text:style-name="P71">2) Calculez la valeur du multiplicateur d’investissement et en donnez une interprétation.</text:p>
      <text:p text:style-name="P71"/>
      <text:p text:style-name="P71">Y = C + I ↔ <text:span text:style-name="T18">Δ</text:span><text:span text:style-name="T17">Y = <text:s/></text:span><text:span text:style-name="T18">Δ</text:span><text:span text:style-name="T17">C + </text:span><text:span text:style-name="T18">Δ</text:span><text:span text:style-name="T17">I ↔ </text:span><text:span text:style-name="T18">Δ</text:span><text:span text:style-name="T17">Y = </text:span><text:span text:style-name="T18">Δ</text:span><text:span text:style-name="T17">C0 + Pmc * </text:span><text:span text:style-name="T18">Δ</text:span><text:span text:style-name="T17">Y + </text:span><text:span text:style-name="T18">Δ</text:span><text:span text:style-name="T17">I</text:span></text:p>
      <text:p text:style-name="P71"><text:span text:style-name="T17"><text:tab/><text:tab/><text:tab/> <text:s text:c="10"/>↔ (1-Pmc) * </text:span><text:span text:style-name="T18">Δ</text:span><text:span text:style-name="T17">Y = </text:span><text:span text:style-name="T18">Δ</text:span><text:span text:style-name="T17">I</text:span></text:p>
      <text:p text:style-name="P71"><text:span text:style-name="T17"><text:tab/><text:tab/><text:tab/> <text:s text:c="10"/>↔ </text:span><text:span text:style-name="T18">Δ</text:span><text:span text:style-name="T17">Y = 1/(1-Pmc) * </text:span><text:span text:style-name="T18">Δ</text:span><text:span text:style-name="T17">I</text:span></text:p>
      <text:p text:style-name="P47"/>
      <text:p text:style-name="P71"><text:span text:style-name="T17">→ K = 1/(1-Pmc) = </text:span><text:span text:style-name="T19">1/(1-0,8) = 1/(0,2) = 1/(2/10) = 10/2 = 5</text:span></text:p>
      <text:p text:style-name="P47"/>
      <text:p text:style-name="P47">Chaque euro depensé par les entreprise genére 5€ de revenu globale <text:s/></text:p>
      <text:p text:style-name="P71"><text:span text:style-name="T17">Le multiplicateur nous indique de combien varie </text:span><text:span text:style-name="T19">le revenu si l’investissement varie d’une unité</text:span></text:p>
      <text:p text:style-name="P48"/>
      <text:p text:style-name="P48"/>
      <text:p text:style-name="P129">Exercice 6 : Modèle keynésien à trois agents</text:p>
      <text:p text:style-name="P49"/>
      <text:p text:style-name="P49">1) Commentez le modèle.</text:p>
      <text:p text:style-name="P49"><text:s/>L’investissement des entrepriset et les dépenses publiques sont exogènes : qui ne depend d’aucune variable/ paramètre</text:p>
      <text:p text:style-name="P72"><text:span text:style-name="T17">I</text:span><text:span text:style-name="T28">0 </text:span><text:span text:style-name="T38">et G</text:span><text:span text:style-name="T28">0</text:span></text:p>
      <text:p text:style-name="P49"/>
      <text:p text:style-name="P72"><text:span text:style-name="T17">C = c*Y</text:span><text:span text:style-name="T28">d</text:span><text:span text:style-name="T17"> + C</text:span><text:span text:style-name="T29">0</text:span><text:span text:style-name="T17"> (où Yd est le revenu disponible Y</text:span><text:span text:style-name="T28">d</text:span><text:span text:style-name="T17">=</text:span><text:span text:style-name="T21">Y-T</text:span><text:span text:style-name="T17"> </text:span><text:span text:style-name="T20">et c = 1/1-Pmc</text:span><text:span text:style-name="T17">)</text:span></text:p>
      <text:p text:style-name="P49"/>
      <text:p text:style-name="P49">la fonction d’imposition T = t*Y (où t est le taux d’imposition)</text:p>
      <text:p text:style-name="P49"/>
      <text:p text:style-name="P49">2) Donnez l’équation d’équilibre du revenu national.</text:p>
      <text:p text:style-name="P50">L’offre globale est reprensenter par le revenu ou le pib</text:p>
      <text:p text:style-name="P50">La demande globale est representer par les 3 agents, la consommation l’investissement des entreprises et les dépenses publiques</text:p>
      <text:p text:style-name="P50"/>
      <text:p text:style-name="P50">OG = DG ↔ Y = C + I<text:span text:style-name="T27">0</text:span><text:span text:style-name="T37"> + G</text:span><text:span text:style-name="T27">0</text:span><text:span text:style-name="T37"> ↔ Y = <text:s/></text:span><text:span text:style-name="T39">c*Y</text:span><text:span text:style-name="T30">d</text:span><text:span text:style-name="T39"> + C</text:span><text:span text:style-name="T27">0 </text:span><text:span text:style-name="T37">+ I</text:span><text:span text:style-name="T27">0</text:span><text:span text:style-name="T37"> + G</text:span><text:span text:style-name="T27">0</text:span><text:span text:style-name="T37"> ↔ </text:span><text:span text:style-name="T27"><text:s/></text:span><text:span text:style-name="T37">Y =</text:span><text:span text:style-name="T39"> c*</text:span><text:span text:style-name="T37">(</text:span><text:span text:style-name="T39">Y – T</text:span><text:span text:style-name="T37">) + <text:s/></text:span><text:span text:style-name="T39">C</text:span><text:span text:style-name="T27">0 </text:span><text:span text:style-name="T37">+ I</text:span><text:span text:style-name="T27">0</text:span><text:span text:style-name="T37"> + G</text:span><text:span text:style-name="T27">0</text:span></text:p>
      <text:p text:style-name="P49"/>
      <text:p text:style-name="P51">→<text:span text:style-name="T45"> </text:span><text:span text:style-name="T40">Y =</text:span><text:span text:style-name="T37"> c*Y* </text:span><text:span text:style-name="T40">(1</text:span><text:span text:style-name="T37">– t</text:span><text:span text:style-name="T40">) + <text:s/></text:span><text:span text:style-name="T37">C</text:span><text:span text:style-name="T31">0 </text:span><text:span text:style-name="T40">+ I</text:span><text:span text:style-name="T31">0</text:span><text:span text:style-name="T40"> + G</text:span><text:span text:style-name="T31">0 <text:s/></text:span><text:span text:style-name="T40">↔ <text:s/>Y (1 – c + c*t)=</text:span><text:span text:style-name="T37"> </text:span><text:span text:style-name="T40"><text:s/>+ <text:s/></text:span><text:span text:style-name="T37">C</text:span><text:span text:style-name="T31">0 </text:span><text:span text:style-name="T40">+ I</text:span><text:span text:style-name="T31">0</text:span><text:span text:style-name="T40"> + G</text:span><text:span text:style-name="T31">0</text:span></text:p>
      <text:p text:style-name="P112"/>
      <text:p text:style-name="P51"><text:span text:style-name="T40">Y = <text:s/>[ C</text:span><text:span text:style-name="T31">0 </text:span><text:span text:style-name="T40">+ I</text:span><text:span text:style-name="T31">0</text:span><text:span text:style-name="T40"> + G</text:span><text:span text:style-name="T31">0</text:span><text:span text:style-name="T40">]/(1-Pmc+Pmc*t)</text:span></text:p>
      <text:p text:style-name="P77"/>
      <text:p text:style-name="P77">avec </text:p>
      <text:p text:style-name="P77"><text:tab/>pmc = 0,8</text:p>
      <text:p text:style-name="P52"><text:span text:style-name="T37"><text:tab/>C</text:span><text:span text:style-name="T27">0 </text:span><text:span text:style-name="T37">= 100</text:span></text:p>
      <text:p text:style-name="P52"><text:span text:style-name="T37"><text:tab/>I</text:span><text:span text:style-name="T27">0</text:span><text:span text:style-name="T37"> = 300</text:span></text:p>
      <text:p text:style-name="P51"><text:span text:style-name="T40"><text:tab/>G</text:span><text:span text:style-name="T31">0 </text:span><text:span text:style-name="T40">=400</text:span></text:p>
      <text:p text:style-name="P77"><text:soft-page-break/><text:tab/>t = 0,25</text:p>
      <text:p text:style-name="P77"/>
      <text:p text:style-name="Standard"/>
      <text:p text:style-name="P77"/>
      <text:p text:style-name="P77"/>
      <text:p text:style-name="P77">Revenu d’équilibre : 2000€</text:p>
      <text:p text:style-name="P77">Impôt : 500€</text:p>
      <text:p text:style-name="P77">revenu disponible : 1500€</text:p>
      <text:p text:style-name="P77">Consommation : 1300€</text:p>
      <text:p text:style-name="P77">Epargne : 200€</text:p>
      <text:p text:style-name="P77"/>
      <text:p text:style-name="P77">Y* = (100 + 300 + 400)/(1-0,8 + 0,8*0,25) = 800 / (0,2 + 0,2) <text:s/>= 800 / 40 / 100 = 80000/40 = 8000/4 = 2000€</text:p>
      <text:p text:style-name="P77">T = t*Y = 0,25 * 2000 = 500€</text:p>
      <text:p text:style-name="P52"><text:span text:style-name="T37">Y</text:span><text:span text:style-name="T27">d</text:span><text:span text:style-name="T37">= Y – T = 1500€</text:span></text:p>
      <text:p text:style-name="P77">C = 100 + 0,8* 1500 = 1300€</text:p>
      <text:p text:style-name="P77">S = Y – C =2000-1300= 200€</text:p>
      <text:p text:style-name="P77"/>
      <text:p text:style-name="P77"/>
      <text:p text:style-name="P77"/>
      <table:table table:name="Table3" table:style-name="Table3">
        <table:table-column table:style-name="Table3.A"/>
        <table:table-column table:style-name="Table3.B"/>
        <table:table-row table:style-name="TableLine93984635207392">
          <table:table-cell table:style-name="Table3.A1" office:value-type="string">
            <text:p text:style-name="P120">Modèle à 2 agents</text:p>
          </table:table-cell>
          <table:table-cell table:style-name="Table3.B1" office:value-type="string">
            <text:p text:style-name="P120">Modèle à 3 agents</text:p>
          </table:table-cell>
        </table:table-row>
        <table:table-row table:style-name="TableLine93984635177184">
          <table:table-cell table:style-name="Table3.A2" office:value-type="string">
            <text:p text:style-name="P120">K = 1(1-pmc) = 5 </text:p>
            <text:p text:style-name="P121">d</text:p>
            <text:p text:style-name="P120">Interpretation :</text:p>
            <text:p text:style-name="P120">1 euro depensé génere a 5 euro de revenu global</text:p>
          </table:table-cell>
          <table:table-cell table:style-name="Table3.B2" office:value-type="string">
            <text:p text:style-name="P118"><text:s/><text:span text:style-name="T68">K = ?</text:span></text:p>
            <text:p text:style-name="P120">On raisonne en variation</text:p>
            <text:p text:style-name="P62">Y = C + I <text:span text:style-name="T68">+ G</text:span> <text:tab/><text:tab/>où C = C0 + Pmc*Y</text:p>
            <text:p text:style-name="P45"><text:span text:style-name="T16"><text:tab/>Δ</text:span>Y = <text:span text:style-name="T16">Δ</text:span>C + <text:span text:style-name="T16">Δ</text:span>I <text:span text:style-name="T68">+ </text:span><text:span text:style-name="T16">Δ</text:span><text:span text:style-name="T68">G</text:span></text:p>
            <text:p text:style-name="P59">K = <text:s/>1/(1 – Pmc + Pmc*t) = 2,5</text:p>
            <text:p text:style-name="P59"/>
            <text:p text:style-name="P59">Chaque euro depensé génere 2 ,5 euros de revenu global</text:p>
            <text:p text:style-name="P59"/>
            <text:p text:style-name="P59">Le multiplicateur est plus faible car l’état prélève des d’impôt, cette fraction du revenu n’est pas consommé, les agents ne consomment plus 80 % du revenu global (Pmc) mais 80 % de leurs revenu disponible (80 % de 75 % du revenu donc 60 % du revenu car taux d’imposition = 0,25).</text:p>
            <text:p text:style-name="P59"/>
            <text:p text:style-name="P59">Si les entreprises et les ménages ont a déficit alors l’état aura un excédant et inversement</text:p>
            <text:p text:style-name="P59">Globalement on aura toujours un équilibre macro économique global</text:p>
            <text:p text:style-name="P59">« Si un pays est en déficit le reste du monde est excédant et inversement ».</text:p>
            <text:p text:style-name="P120"/>
          </table:table-cell>
        </table:table-row>
      </table:table>
      <text:p text:style-name="P77"/>
      <text:p text:style-name="P53"><text:span text:style-name="T41">5-</text:span><text:span text:style-name="T37">Budget = <text:s/>Recettes – Depenses = T – G </text:span><text:span text:style-name="T41">= 500 – 400 = 100 → CDF</text:span></text:p>
      <text:p text:style-name="P82">Les recettes de l’état sont les impôts et les dépenses sont les dépenses publiques</text:p>
      <text:p text:style-name="P82"/>
      <text:p text:style-name="P82"><text:soft-page-break/></text:p>
      <text:p text:style-name="P83">L’état degage une capacité de financement (excédent budgétaire) à l’inverse les agents privés dégagent un besoin de financement (déficit budgétaire).</text:p>
      <text:p text:style-name="P83">Agents  privés : S-I = 200 – 300 = -100 <text:s/>→ BDF</text:p>
      <text:p text:style-name="P83"/>
      <text:p text:style-name="P83">De manière globale on a un équilibre financier réalisé puisque la capacité de financement de l’état couvre /finance le besoin des financement des agents privés. L’epargne des ménages est insuffisa<text:span text:style-name="T95">nte</text:span> pour financer l’investissement des entreprises, c’est donc l’épargne de l’état qui permet de financer le reste de l’investissement.</text:p>
      <text:p text:style-name="P83"/>
      <text:p text:style-name="P83">6-Politique expantionniste, on augmente les dépenses publiques</text:p>
      <text:p text:style-name="P83"/>
      <text:p text:style-name="P54"><text:span text:style-name="T37"><text:tab/>Y</text:span><text:span text:style-name="T27">k </text:span><text:span text:style-name="T37">= 2500 <text:s/>De combien doivent augmenter les dépenses publiques</text:span></text:p>
      <text:p text:style-name="P83"><text:tab/>Y* = 2000</text:p>
      <text:p text:style-name="P54"><text:span text:style-name="T37"><text:tab/>→ </text:span><text:span text:style-name="T42">Δ</text:span><text:span text:style-name="T37">Y = 500</text:span></text:p>
      <text:p text:style-name="P54"><text:span text:style-name="T37"><text:tab/> Or : </text:span><text:span text:style-name="T42">Δ</text:span><text:span text:style-name="T37">Y = K * </text:span><text:span text:style-name="T42">Δ</text:span><text:span text:style-name="T37">G</text:span></text:p>
      <text:p text:style-name="P54"><text:span text:style-name="T37"><text:tab/>→ </text:span><text:span text:style-name="T42">Δ</text:span><text:span text:style-name="T37">G = 500/2,5 = 200</text:span></text:p>
      <text:p text:style-name="P83">Les dépenses publiques doivent augmenter de 200€ pour atteindre le plein-emploi.</text:p>
      <text:p text:style-name="P83"/>
      <text:p text:style-name="P73"/>
      <text:p text:style-name="P73"/>
      <text:p text:style-name="P83"><text:s/>7- Les conséquences de cette hause sur le budget de l’état ?</text:p>
      <text:p text:style-name="P83">Les recettes vont être impactés par cette hausse</text:p>
      <text:p text:style-name="P83"/>
      <text:p text:style-name="P85">T = t*Y = 0,25 * 2500 = 625€</text:p>
      <text:p text:style-name="P85"/>
      <text:p text:style-name="P86">Nouveau solde budgétaire : </text:p>
      <text:p text:style-name="P73">Budget = Impôts – depenses publiques</text:p>
      <text:p text:style-name="P56"><text:span text:style-name="T43">Budget = </text:span><text:span text:style-name="T37">T – G = T - ( G0 + </text:span><text:span text:style-name="T42">Δ</text:span><text:span text:style-name="T37">G ) = 625 – (400 + 200) = 25€</text:span></text:p>
      <text:p text:style-name="P86"/>
      <text:p text:style-name="P73">Actuellement l’état français dépense plus de ce qu’il en a (déficit budgétaire)</text:p>
      <text:p text:style-name="P73">Et l’Allemagne depense moins de ce qu’elle en a (excédant budgetair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130"><text:soft-page-break/>Exercice 7 : 4 agents</text:p>
      <text:p text:style-name="P73"/>
      <text:p text:style-name="P57"><text:span text:style-name="T37">C = C</text:span><text:span text:style-name="T27">0</text:span><text:span text:style-name="T37"> + <text:s/>Pmc * <text:s/>Y</text:span><text:span text:style-name="T27">d</text:span></text:p>
      <text:p text:style-name="P73">T = t*Y</text:p>
      <text:p text:style-name="P73">n : Propension marginale à importer</text:p>
      <text:p text:style-name="P73">M = F(Y)</text:p>
      <text:p text:style-name="P57"><draw:custom-shape text:anchor-type="paragraph" draw:z-index="30" draw:name="Shape22" draw:style-name="gr10" draw:text-style-name="P151" svg:width="0.152cm" svg:height="1.417cm" svg:x="1.653cm" svg:y="0.051cm"><text:p/><draw:enhanced-geometry svg:viewBox="0 0 21600 21600" draw:mirror-horizontal="true" draw:glue-points="21600 0 0 10800 21600 21600" draw:text-areas="13800 ?f9 21600 ?f10" draw:type="left-brace" draw:modifiers="1800 12111.864406779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37">I = I</text:span><text:span text:style-name="T27">0</text:span></text:p>
      <text:p text:style-name="P73">G = G<text:span text:style-name="T27">0<text:tab/><text:tab/></text:span>→<text:span text:style-name="T71"> </text:span><text:span text:style-name="T67">Exogènes </text:span><text:span text:style-name="T72">(ne dépend</text:span><text:span text:style-name="T73">ent</text:span><text:span text:style-name="T72"> d’aucun paramètre)</text:span></text:p>
      <text:p text:style-name="P73">X = X<text:span text:style-name="T27">0</text:span></text:p>
      <text:p text:style-name="P80">Y<text:span text:style-name="T27">d</text:span>=<text:span text:style-name="T71">Y-T</text:span></text:p>
      <text:p text:style-name="P81">( Exportation – Importation ) = X – M ↔ X<text:span text:style-name="T27">0 </text:span>- M </text:p>
      <text:p text:style-name="P74">1- Fonction d’importation M = n * Y </text:p>
      <text:p text:style-name="P74">Y = M/n</text:p>
      <text:p text:style-name="P74"/>
      <text:p text:style-name="P74">2-Déterminer le revenu d’équilibre OG= <text:s/>DG</text:p>
      <text:p text:style-name="P76">Y = C + I<text:span text:style-name="T27">0</text:span> + G<text:span text:style-name="T27">0</text:span> <text:s/>- <text:span text:style-name="T71">M ↔ Y = </text:span><text:span text:style-name="T70">C</text:span><text:span text:style-name="T33">0</text:span><text:span text:style-name="T70"> + <text:s/>Pmc * <text:s/>Y</text:span><text:span text:style-name="T33">d </text:span>+ I<text:span text:style-name="T27">0</text:span> + G<text:span text:style-name="T27">0</text:span> <text:s/>- <text:span text:style-name="T71">M</text:span></text:p>
      <text:p text:style-name="P76"><text:tab/><text:tab/><text:tab/><text:span text:style-name="T71">Y = </text:span><text:span text:style-name="T70">C</text:span><text:span text:style-name="T33">0</text:span><text:span text:style-name="T70"> + <text:s/>Pmc * <text:s/></text:span><text:span text:style-name="T71">(Y-T)</text:span><text:span text:style-name="T33"> </text:span>+ I<text:span text:style-name="T27">0</text:span> + G<text:span text:style-name="T27">0</text:span> <text:s/>- <text:span text:style-name="T71">n*Y</text:span></text:p>
      <text:p text:style-name="P76"><text:tab/><text:tab/><text:tab/><text:span text:style-name="T71">Y = </text:span><text:span text:style-name="T70">C</text:span><text:span text:style-name="T33">0</text:span><text:span text:style-name="T70"> + <text:s/>Pmc * <text:s/></text:span><text:span text:style-name="T71">(1-</text:span><text:span text:style-name="T70">t</text:span><text:span text:style-name="T71">)</text:span><text:span text:style-name="T70">* Y </text:span><text:span text:style-name="T33"><text:s/></text:span>+ I<text:span text:style-name="T27">0</text:span> + G<text:span text:style-name="T27">0</text:span> <text:s/>- <text:span text:style-name="T71">n*Y</text:span></text:p>
      <text:p text:style-name="P76"><text:tab/><text:tab/><text:tab/><text:span text:style-name="T71">Y (1 + n -Pmc(1 – t)) =</text:span><text:span text:style-name="T70">C</text:span><text:span text:style-name="T33">0</text:span><text:span text:style-name="T70"> </text:span>+ I<text:span text:style-name="T27">0</text:span> + G<text:span text:style-name="T27">0</text:span></text:p>
      <text:p text:style-name="P76"><text:span text:style-name="T27"><text:tab/><text:tab/><text:tab/></text:span><text:span text:style-name="T71">Y = </text:span><text:span text:style-name="T70">C</text:span><text:span text:style-name="T33">0</text:span><text:span text:style-name="T70"> </text:span>+ I<text:span text:style-name="T27">0</text:span> + G<text:span text:style-name="T27">0</text:span> <text:s/><text:span text:style-name="T71">+ X</text:span><text:span text:style-name="T32">0</text:span> <text:s/>/ <text:span text:style-name="T71">(1 + n -Pmc1 + Pmc*t)</text:span></text:p>
      <text:p text:style-name="P76"/>
      <text:p text:style-name="P76"><text:tab/><text:span text:style-name="T71">Ainsi K = 1/(1 + n -Pmc1 + Pmc*t)</text:span></text:p>
      <text:p text:style-name="P76"><text:tab/><text:tab/></text:p>
      <text:p text:style-name="P76"/>
      <text:p text:style-name="P74">Equation d ‘équilibre ou équation macro économique</text:p>
      <text:p text:style-name="P74"/>
      <text:p text:style-name="P74">Pmc = 0,8 <text:span text:style-name="T77">partie du revenu consommé propension</text:span></text:p>
      <text:p text:style-name="P74">C<text:span text:style-name="T27">0</text:span> = 100</text:p>
      <text:p text:style-name="P74"><text:s/>I<text:span text:style-name="T27">0</text:span> = 300</text:p>
      <text:p text:style-name="P74">G<text:span text:style-name="T27">0</text:span> = 400</text:p>
      <text:p text:style-name="P74">X<text:span text:style-name="T27">0</text:span> = 200</text:p>
      <text:p text:style-name="P74">t = 0,25</text:p>
      <text:p text:style-name="P74">n = 0,4</text:p>
      <text:p text:style-name="P74"/>
      <text:p text:style-name="P75"><text:s/>→<text:span text:style-name="T76"> K = 1/(1+0,4-0,8+0,8*0,25) = 1/0,8 = 10/8 = 5/4 = 1,25</text:span></text:p>
      <text:p text:style-name="P33"><text:span text:style-name="T48"><text:s/>→ Y* = </text:span><text:span text:style-name="T74">=(100+300+400+200) / (1+0,4 - 0,8 + 0,8*0,25) </text:span><text:span text:style-name="T75">= 1250€</text:span></text:p>
      <text:p text:style-name="P74"/>
      <text:p text:style-name="P34"><text:span text:style-name="T51">impôts</text:span><text:span text:style-name="T49"> </text:span><text:span text:style-name="T47">T = t*Y = 0,25 * </text:span><text:span text:style-name="T50">1250</text:span><text:span text:style-name="T47"> = </text:span><text:span text:style-name="T50">312,5</text:span><text:span text:style-name="T47">€</text:span></text:p>
      <text:p text:style-name="P34"><text:span text:style-name="T51">revenu disponible </text:span><text:span text:style-name="T47">Y</text:span><text:span text:style-name="T62">d</text:span><text:span text:style-name="T47">= Y – T = </text:span><text:span text:style-name="T50">937,5</text:span><text:span text:style-name="T47">€</text:span></text:p>
      <text:p text:style-name="P34"><text:span text:style-name="T51">consommation </text:span><text:span text:style-name="T47">C = 100 + 0,8* </text:span><text:span text:style-name="T50">937,5</text:span><text:span text:style-name="T47"> = </text:span><text:span text:style-name="T50">850</text:span><text:span text:style-name="T47">€</text:span></text:p>
      <text:p text:style-name="P34"><text:span text:style-name="T51">épargne </text:span><text:span text:style-name="T47">S = Y – C =</text:span><text:span text:style-name="T50">1250</text:span><text:span text:style-name="T47">-1300= </text:span><text:span text:style-name="T50">87,5</text:span><text:span text:style-name="T47">€</text:span></text:p>
      <text:p text:style-name="P78"/>
      <text:p text:style-name="P78"/>
      <text:p text:style-name="P78"/>
      <text:p text:style-name="P78"/>
      <text:p text:style-name="P78"/>
      <text:p text:style-name="P78"/>
      <text:p text:style-name="P78"/>
      <text:p text:style-name="P78"/>
      <text:p text:style-name="P78"/>
      <table:table table:name="Table4" table:style-name="Table4">
        <table:table-column table:style-name="Table4.A" table:number-columns-repeated="3"/>
        <text:soft-page-break/>
        <table:table-row table:style-name="TableLine93984635233536">
          <table:table-cell table:style-name="Table4.A1" office:value-type="string">
            <text:p text:style-name="P122">Modèle à 2 agents <text:s/><text:span text:style-name="T77">on peut soit consommer ou epargner , l’épargne est considéré comme une fuite</text:span></text:p>
          </table:table-cell>
          <table:table-cell table:style-name="Table4.A1" office:value-type="string">
            <text:p text:style-name="P122">Modèle à 3 agents <text:span text:style-name="T77">(on ajoute les impôts )</text:span></text:p>
            <text:p text:style-name="P123">les fuites sont les impôts <text:span text:style-name="T96">et</text:span> l’épargne</text:p>
          </table:table-cell>
          <table:table-cell table:style-name="Table4.C1" office:value-type="string">
            <text:p text:style-name="P122">Modèle à <text:span text:style-name="T77">4 agents ( on ajoute les importations)</text:span></text:p>
            <text:p text:style-name="P123">les fuites sont les impôts, l’épargne et l’importation</text:p>
          </table:table-cell>
        </table:table-row>
        <table:table-row table:style-name="TableLine93984635209248">
          <table:table-cell table:style-name="Table4.A2" office:value-type="string">
            <text:p text:style-name="P122">K = 1(1-pmc) = 5 </text:p>
            <text:p text:style-name="P122">d</text:p>
            <text:p text:style-name="P122">Interpretation :</text:p>
            <text:p text:style-name="P122">1 euro depensé génere a 5 euro de revenu global</text:p>
          </table:table-cell>
          <table:table-cell table:style-name="Table4.A2" office:value-type="string">
            <text:p text:style-name="P119"><text:s/><text:span text:style-name="T68">K = ?</text:span></text:p>
            <text:p text:style-name="P122">On raisonne en variation</text:p>
            <text:p text:style-name="P63">Y = C + I <text:span text:style-name="T68">+ G</text:span> <text:tab/><text:tab/>où C = C0 + Pmc*Y</text:p>
            <text:p text:style-name="P46"><text:span text:style-name="T16"><text:tab/>Δ</text:span>Y = <text:span text:style-name="T16">Δ</text:span>C + <text:span text:style-name="T16">Δ</text:span>I <text:span text:style-name="T68">+ </text:span><text:span text:style-name="T16">Δ</text:span><text:span text:style-name="T68">G</text:span></text:p>
            <text:p text:style-name="P60">K = <text:s/>1/(1 – Pmc + Pmc*t) = 2,5</text:p>
            <text:p text:style-name="P60"/>
            <text:p text:style-name="P60">Chaque euro depensé génere 2,5 euros de revenu global</text:p>
            <text:p text:style-name="P60"/>
            <text:p text:style-name="P60">Le multiplicateur est plus faible car l’état prélève des d’impôt, cette fraction du revenu n’est pas consommé, les agents ne consomment plus 80 % du revenu global (Pmc) mais 80 % de leurs revenu disponible (80 % de 75 % du revenu donc 60 % du revenu car taux d’imposition = 0,25).</text:p>
            <text:p text:style-name="P60"/>
            <text:p text:style-name="P60">Si les entreprises et les ménages ont a déficit alors l’état aura un excédant et inversement</text:p>
            <text:p text:style-name="P60">Globalement on aura toujours un équilibre macro économique global</text:p>
            <text:p text:style-name="P60">« Si un pays est en déficit le reste du monde est excédant et inversement ».</text:p>
          </table:table-cell>
          <table:table-cell table:style-name="Table4.C2" office:value-type="string">
            <text:p text:style-name="P124">K=1,25</text:p>
            <text:p text:style-name="P124"/>
            <text:p text:style-name="P124">chaque <text:span text:style-name="T78">euro depensé génere 1,25 euros de revenu global</text:span></text:p>
            <text:p text:style-name="P124"/>
            <text:p text:style-name="P124">puisqu’on a une partie du revenu national qui part a l’etranger via l’importantion</text:p>
            <text:p text:style-name="P124"/>
          </table:table-cell>
        </table:table-row>
      </table:table>
      <text:p text:style-name="P79"/>
      <text:p text:style-name="P79"/>
      <text:p text:style-name="P79"/>
      <text:p text:style-name="P113"><text:span text:style-name="T47">S</text:span><text:span text:style-name="T46">oldge budgétaire T – G = -87.5€ (déficiti)</text:span></text:p>
      <text:p text:style-name="P113"><text:span text:style-name="T46">S</text:span><text:span text:style-name="T61">privée</text:span><text:span text:style-name="T46"> – I</text:span><text:span text:style-name="T61">privée</text:span><text:span text:style-name="T46"> = -212,5€ (déficit)</text:span></text:p>
      <text:p text:style-name="P87">Solde de la balance commercial de la nation ou solde commercial: X – M = -300€ </text:p>
      <text:p text:style-name="P87"/>
      <text:p text:style-name="P87">Equilibre si la nation a un déficit le RDM a un excédant. C’est le cas ?</text:p>
      <text:p text:style-name="P87">Ici l’État est déficitaire et les agents privées également.</text:p>
      <text:p text:style-name="P87">La nation est déficitaire.</text:p>
      <text:p text:style-name="P87">Le RDM a un solde positif donc un excédant de 300€, le RDM couvre/finance le déficit de la nation.</text:p>
      <text:p text:style-name="P87">Le rdm a une capacité de financement de 300€ et la nation a un besoin de financement de 300€.</text:p>
      <text:p text:style-name="P87"/>
      <text:p text:style-name="P87"/>
      <text:p text:style-name="P113"><text:soft-page-break/><text:span text:style-name="T46">L’État decide de reduire sont déficit en </text:span><text:span text:style-name="T52">équilibrant son budget</text:span></text:p>
      <text:p text:style-name="P88"/>
      <text:p text:style-name="P114"><text:span text:style-name="T46">avant on avait la </text:span><text:span text:style-name="T52">P</text:span><text:span text:style-name="T46">olitique expantionniste, la il s’agit de l’inverse :</text:span></text:p>
      <text:p text:style-name="P89">politique d’austérité, politique restrictive, politique économique de maîtrise ou de réduction des dépensees publiques. Elle est souvent alliée a une augmentation de l’imposition. ( on baisse les dépenses de l’État G )</text:p>
      <text:p text:style-name="P89">on réduit les dépenses publiques 120.</text:p>
      <text:p text:style-name="P89"/>
      <text:p text:style-name="P89">On a </text:p>
      <text:p text:style-name="P55"><text:span text:style-name="T42">Δ</text:span><text:span text:style-name="T44">G = -125€</text:span></text:p>
      <text:p text:style-name="P89"/>
      <text:p text:style-name="P55"><text:span text:style-name="T42">Δ</text:span><text:span text:style-name="T44">Y = K * </text:span><text:span text:style-name="T42">Δ</text:span><text:span text:style-name="T44">G = -150</text:span></text:p>
      <text:p text:style-name="P89"/>
      <text:p text:style-name="P89">Y’ = 1100</text:p>
      <text:p text:style-name="P89">T’ = 275</text:p>
      <text:p text:style-name="P58"><text:span text:style-name="T37">Y</text:span><text:span text:style-name="T27">d</text:span><text:span text:style-name="T37"> = 825</text:span></text:p>
      <text:p text:style-name="P89"/>
      <text:p text:style-name="P89">C=760</text:p>
      <text:p text:style-name="P89">S=65</text:p>
      <text:p text:style-name="P89">M=440</text:p>
      <text:p text:style-name="P89"/>
      <text:p text:style-name="P89">→ Solde budgétaire T-G = -5€</text:p>
      <text:p text:style-name="P58"><text:span text:style-name="T37">→ S</text:span><text:span text:style-name="T27">privée</text:span><text:span text:style-name="T37"> – I</text:span><text:span text:style-name="T27">privée</text:span><text:span text:style-name="T37"> = -235€</text:span></text:p>
      <text:p text:style-name="P89">→ Sold commercial = -240€</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31"><text:soft-page-break/>TD3 : Politique monétaire Modèle IS-LM</text:p>
      <text:p text:style-name="P90"/>
      <text:p text:style-name="P90">M<text:span text:style-name="T80">d <text:s/></text:span>= F(Y,r)</text:p>
      <text:p text:style-name="P90"><draw:frame text:anchor-type="paragraph" draw:z-index="62" draw:name="Shape35" draw:style-name="gr4" draw:text-style-name="P145" svg:width="0.682cm" svg:height="0.489cm" svg:x="10.823cm" svg:y="0.469cm"><draw:text-box><text:p>LM</text:p></draw:text-box></draw:frame>M<text:span text:style-name="T80">s </text:span>: Offre et M<text:span text:style-name="T80">d </text:span>: Demande</text:p>
      <text:p text:style-name="P90"><draw:path text:anchor-type="paragraph" draw:z-index="53" draw:name="Shape27" draw:style-name="gr8" draw:text-style-name="P148" svg:width="6.945cm" svg:height="1.74cm" draw:transform="rotate (0.845437489666053) translate (5.78460012738308cm 4.7099364713774cm)" svg:viewBox="0 0 6946 1741" svg:d="M0 15c250-58 481 62 685 175 169 94 275 261 476 338 188 71 338 219 502 337 209 150 467 211 704 310 273 114 543 237 823 330 231 77 453 216 697 217 535 2 1053 54 1595-25 336-49 697 23 1023-99l206-81 191-68 44-39"><text:p/></draw:path><draw:path text:anchor-type="paragraph" draw:z-index="54" draw:name="Shape26" draw:style-name="gr8" draw:text-style-name="P148" svg:width="5.796cm" svg:height="4.896cm" draw:transform="rotate (-1.32034157913371) translate (10.4641670355331cm -0.83437232552479cm)" svg:viewBox="0 0 5797 4897" svg:d="M0 4897c213-22 424-63 633-112 207-47 406-136 625-153 231-17 481-1 692-114 209-112 443-100 647-244 202-142 381-311 553-483 176-176 382-323 559-502 159-161 304-341 460-506 150-159 252-364 407-521 148-151 238-341 364-511 119-163 215-346 311-525 93-175 187-351 273-535 85-182 181-365 204-572l69-119"><text:p/></draw:path><draw:frame text:anchor-type="paragraph" draw:z-index="61" draw:name="Shape34" draw:style-name="gr5" draw:text-style-name="P145" svg:width="0.833cm" svg:height="0.87cm" svg:x="6.061cm" svg:y="0.115cm"><draw:text-box><text:p>IS</text:p></draw:text-box></draw:frame>Equilibre : O = D ↔ M<text:span text:style-name="T80">s</text:span> = M<text:span text:style-name="T80">d</text:span></text:p>
      <text:p text:style-name="P90"/>
      <text:p text:style-name="P90"><draw:line text:anchor-type="paragraph" draw:z-index="31" draw:name="Shape23" draw:style-name="gr8" draw:text-style-name="P148" svg:x1="5.022cm" svg:y1="0.219cm" svg:x2="5.022cm" svg:y2="4.094cm"><text:p/></draw:line><draw:frame text:anchor-type="paragraph" draw:z-index="66" draw:name="Shape37" draw:style-name="gr1" draw:text-style-name="P145" svg:width="0.643cm" svg:height="0.548cm" svg:x="4.265cm" svg:y="0.176cm"><draw:text-box><text:p>i</text:p></draw:text-box></draw:frame>IS-LM</text:p>
      <text:p text:style-name="P90"/>
      <text:p text:style-name="P90"/>
      <text:p text:style-name="P90"><draw:line text:anchor-type="paragraph" draw:z-index="57" draw:name="Shape30" draw:style-name="gr7" draw:text-style-name="P147" svg:x1="9.708cm" svg:y1="0.363cm" svg:x2="9.727cm" svg:y2="2.577cm"><text:p/></draw:line><draw:line text:anchor-type="paragraph" draw:z-index="58" draw:name="Shape31" draw:style-name="gr7" draw:text-style-name="P147" svg:x1="5.022cm" svg:y1="0.363cm" svg:x2="9.709cm" svg:y2="0.363cm"><text:p/></draw:line></text:p>
      <text:p text:style-name="P103">q4) representer les coubes</text:p>
      <text:p text:style-name="P90"><draw:line text:anchor-type="paragraph" draw:z-index="55" draw:name="Shape29" draw:style-name="gr8" draw:text-style-name="P149" svg:x1="5.021cm" svg:y1="0.356cm" svg:x2="8.35cm" svg:y2="0.297cm"><text:p/></draw:line><draw:line text:anchor-type="paragraph" draw:z-index="56" draw:name="Shape28_0" draw:style-name="gr8" draw:text-style-name="P148" svg:x1="8.35cm" svg:y1="0.242cm" svg:x2="8.35cm" svg:y2="1.604cm"><text:p/></draw:line></text:p>
      <text:p text:style-name="P90"/>
      <text:p text:style-name="P90"/>
      <text:p text:style-name="P90"><draw:line text:anchor-type="paragraph" draw:z-index="52" draw:name="Shape25" draw:style-name="gr9" draw:text-style-name="P150" svg:x1="5.022cm" svg:y1="0.199cm" svg:x2="10.936cm" svg:y2="0.143cm"><text:p/></draw:line></text:p>
      <text:p text:style-name="P90"><draw:frame text:anchor-type="paragraph" draw:z-index="60" draw:name="Shape33" draw:style-name="gr6" draw:text-style-name="P145" svg:width="0.623cm" svg:height="0.491cm" svg:x="8.084cm" svg:y="0.014cm"><draw:text-box><text:p>Y*</text:p></draw:text-box></draw:frame></text:p>
      <text:p text:style-name="P90"><draw:line text:anchor-type="paragraph" draw:z-index="59" draw:name="Shape32" draw:style-name="gr7" draw:text-style-name="P147" svg:x1="7.535cm" svg:y1="0.301cm" svg:x2="7.535cm" svg:y2="0.245cm"><text:p/></draw:line></text:p>
      <text:p text:style-name="P90">L : Liquidité « préférence par la liquidité »</text:p>
      <text:p text:style-name="P90">M:Offre monnaie</text:p>
      <text:p text:style-name="P90">IS : Equilibre sur le marché : Y = f(r)</text:p>
      <text:p text:style-name="P90">LM:Equilibre sur le marché monétaire</text:p>
      <text:p text:style-name="P90">Pour IS-LM on cherce un point d’équilibre qui va assuré l’équilibre silmultanément dans les deux marchés : marchés des services et marché monétaire.</text:p>
      <text:p text:style-name="P90"/>
      <text:p text:style-name="P90">(Y*, r*) <text:s/>revenu d’équilibre et taux d’intérêt d’équilibre</text:p>
      <text:p text:style-name="P90"/>
      <text:p text:style-name="P132">II- équilibre du modèle IS-LM</text:p>
      <text:p text:style-name="P92">Q1)</text:p>
      <text:p text:style-name="P92"/>
      <text:p text:style-name="P90">Equilibre sur le marché des biens et services. (IS)</text:p>
      <text:p text:style-name="P90">on égalise l’offre des biens et services avec sa demande.</text:p>
      <text:p text:style-name="P90"><text:span text:style-name="T81">IS :</text:span>offre globale = demande globale</text:p>
      <text:p text:style-name="P91"><text:span text:style-name="T81">IS :</text:span>OG = DG</text:p>
      <text:p text:style-name="P92">Y=C+I+G</text:p>
      <text:p text:style-name="P92">Y=10 + 0,5*(Y – T) + 10+0,1*Y – 80* +10</text:p>
      <text:p text:style-name="P92">IS :Y = 62,5 – 200 * i</text:p>
      <text:p text:style-name="P90"/>
      <text:p text:style-name="P103">Q2)</text:p>
      <text:p text:style-name="P90">Equilibre sur le marché monétaire.(LM)</text:p>
      <text:p text:style-name="P90">on égalise l’offre de monnaie avec la demande de monnaie</text:p>
      <text:p text:style-name="P90"><text:span text:style-name="T81">LM :</text:span>offre globale = demande globale</text:p>
      <text:p text:style-name="P90">→ OG = DG</text:p>
      <text:p text:style-name="P90">→ M<text:span text:style-name="T80">s</text:span> = M<text:span text:style-name="T80">d</text:span></text:p>
      <text:p text:style-name="P90">→ 20=0.05Y/i</text:p>
      <text:p text:style-name="P90">→ Y=(20 * 100/5) * i </text:p>
      <text:p text:style-name="P90">L<text:span text:style-name="T81">M :</text:span> Y = 400 * i <text:span text:style-name="T81">↔ i = 0,0025*Y</text:span></text:p>
      <text:p text:style-name="P92"/>
      <text:p text:style-name="P92"/>
      <text:p text:style-name="P92"/>
      <text:p text:style-name="P92"/>
      <text:p text:style-name="P103"><text:soft-page-break/>Q3)</text:p>
      <text:p text:style-name="P92"/>
      <text:p text:style-name="P92"><draw:custom-shape text:anchor-type="paragraph" draw:z-index="63" draw:name="Shape36" draw:style-name="gr2" draw:text-style-name="P146" svg:width="0.133cm" svg:height="1.135cm" svg:x="0.201cm" svg:y="0.05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IS :Y = 62,5 – 200 * i</text:p>
      <text:p text:style-name="P91"><text:tab/>L<text:span text:style-name="T81">M :</text:span> Y = 400 * i <text:span text:style-name="T81">↔ i = 0,0025*Y</text:span></text:p>
      <text:p text:style-name="P91"><draw:custom-shape text:anchor-type="paragraph" draw:z-index="64" draw:name="Shape36_0" draw:style-name="gr3" draw:text-style-name="P146" svg:width="0.53cm" svg:height="1.135cm" svg:x="0.069cm" svg:y="0.351cm"><text:p/><draw:enhanced-geometry svg:viewBox="0 0 21600 21600" draw:glue-points="21600 0 0 10800 21600 21600" draw:text-areas="13800 ?f9 21600 ?f10" draw:type="left-brace" draw:modifiers="1800 10632.298136646"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92"><text:tab/>62,5 – 200 * i =<text:span text:style-name="T79">400 * i </text:span></text:p>
      <text:p text:style-name="P92"><text:tab/> Y = 62,5 – 200 * 0,0025*Y</text:p>
      <text:p text:style-name="P92"/>
      <text:p text:style-name="P103"/>
      <text:p text:style-name="P92"><draw:custom-shape text:anchor-type="paragraph" draw:z-index="65" draw:name="Shape36_1" draw:style-name="gr2" draw:text-style-name="P146" svg:width="0.133cm" svg:height="1.135cm" svg:x="0.201cm" svg:y="0.06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Y = 62,5/(1+200*0,0025) → Y* = 41,66€</text:p>
      <text:p text:style-name="P92"><text:tab/>i = 62,5/600 → i* = 0,1042 = 10,4 %</text:p>
      <text:p text:style-name="P92"/>
      <text:p text:style-name="P92"/>
      <text:p text:style-name="P92">I* = 10 + 0,1*Y* - 80*i*</text:p>
      <text:p text:style-name="P92">C* = 10 + 0,5(Y* - T)</text:p>
      <text:p text:style-name="P92"/>
      <text:p text:style-name="P92">I* = 10+0,1*41,66 – 80 *0,1042 = 5,83</text:p>
      <text:p text:style-name="P92">C* = 10 + 0,5*(41,66 – 10) = 25,83</text:p>
      <text:p text:style-name="P97">Epargne : S = Yd – C =<text:span text:style-name="T83">41,66-25,83 = 15,82</text:span></text:p>
      <text:p text:style-name="P92"/>
      <text:p text:style-name="P92">Et on a :Y* = C* + I* + G*</text:p>
      <text:p text:style-name="P92"/>
      <text:p text:style-name="P92">Lien entre IS et LM</text:p>
      <text:p text:style-name="P92">IS décroissante LM croissante</text:p>
      <text:p text:style-name="P92"/>
      <text:p text:style-name="P103">2.1-A)</text:p>
      <text:p text:style-name="P93">Impact sur le modèle IS-LM</text:p>
      <text:p text:style-name="P92">Politique budgétaire expantionniste, politique de relance (on augmente les dépenses publiques)</text:p>
      <text:p text:style-name="P35"><text:span text:style-name="T53">donc G augmente, le i* (taux d’intérêt) va augmenter, augmentation du revenu </text:span><text:span text:style-name="T54">Y*</text:span><text:span text:style-name="T53">,la consommation augmente et les investissement diminuent</text:span></text:p>
      <text:p text:style-name="P115"><text:span text:style-name="T53">C</text:span><text:span text:style-name="T46">ela implique </text:span><text:span text:style-name="T58">que</text:span></text:p>
      <text:p text:style-name="P96"><text:span text:style-name="T97">l</text:span>‘augmentation du revenu alimente une hausse de la consommation d’après le modèle, <text:span text:style-name="T97">on obserce un </text:span>déplacement de la courbe IS vers la droite</text:p>
      <text:p text:style-name="P96">effet d’éviction : phénomène économique caractérisé par une baisse de l’investissement et de la consommation privée qui serait provoquée par une hausse des dépenses publiques.</text:p>
      <text:p text:style-name="P94"><text:span text:style-name="T82">( </text:span><text:span text:style-name="T84">au contraire on a la </text:span>politique restrictive ou d’austérité on diminue les dépenses publiques<text:span text:style-name="T82">)</text:span></text:p>
      <text:p text:style-name="P94"/>
      <text:p text:style-name="P103">2.1-B)</text:p>
      <text:p text:style-name="P103">T=10</text:p>
      <text:p text:style-name="P96">G’ = 20</text:p>
      <text:p text:style-name="P93">Y=C+I+G’</text:p>
      <text:p text:style-name="P93">Y=10 + 0,5*(Y – T) + 10+0,1*Y – 80*<text:span text:style-name="T82">i</text:span> +<text:span text:style-name="T82">20</text:span></text:p>
      <text:p text:style-name="P96">IS : Y = 87,5 – 200 * i</text:p>
      <text:p text:style-name="P96"/>
      <text:p text:style-name="P96">Y’=58,33</text:p>
      <text:p text:style-name="P96">I’=4,16</text:p>
      <text:p text:style-name="P96">C’=34,16</text:p>
      <text:p text:style-name="P96">i’=14,58 %</text:p>
      <text:p text:style-name="P96"/>
      <text:p text:style-name="P96"/>
      <text:p text:style-name="P99"><text:soft-page-break/>La consommation a augmenté</text:p>
      <text:p text:style-name="P96">le taux d’intérêt a augmenté donc le niveaux d’investissement diminue</text:p>
      <text:p text:style-name="P96"/>
      <text:p text:style-name="P99">Cependant, l’épargne augmente</text:p>
      <text:p text:style-name="P96">Epargne : S = Yd – C =<text:span text:style-name="T83">58,33-34,16=24,17</text:span></text:p>
      <text:p text:style-name="P99">Si une variable de IS qui bouge cela impact direc<text:span text:style-name="T97">t</text:span>ment LM</text:p>
      <text:p text:style-name="P99">Transaction, spéculation</text:p>
      <text:p text:style-name="P99"/>
      <text:p text:style-name="P36"><text:span text:style-name="T55">l’augmentation du revenu national Y, va augmenter la demande de monnaie M</text:span><text:span text:style-name="T64">d </text:span><text:span text:style-name="T55">.</text:span></text:p>
      <text:p text:style-name="P99">Le taux d’intérêt sera la variable d’ajustement pour conserver l’équilibre entre offre de monnaie et la demande.</text:p>
      <text:p text:style-name="P99">Donc on a une augmentation des taux d’intérêts et une diminution des investissements.</text:p>
      <text:p text:style-name="P99">Et la diminution des investissements entraine la baisse des revenus</text:p>
      <text:p text:style-name="P99">car Y = C+I+G</text:p>
      <text:p text:style-name="P99">La diminution étant moins importante que l’augmentation initiale, nous avons donc un effet positif sur le revenu.</text:p>
      <text:p text:style-name="P99">Taux d’intérêt stable pour éliminer l’effet d’éviction (effet négatif)</text:p>
      <text:p text:style-name="P99">La banque centrale peut augmenter l’offre de monnaie, elle adopte une politique expantioniste</text:p>
      <text:p text:style-name="P99"/>
      <text:p text:style-name="P99">Théorie : l’offre de monnaie <text:span text:style-name="T84">n</text:span>e bouge pas, ce qui n’est pas le cas dans la réalité</text:p>
      <text:p text:style-name="P99">On peut avoir de l’inflation avec des taux d’intérêts assez faibles comme actuellement en France.</text:p>
      <text:p text:style-name="P99"/>
      <text:p text:style-name="P101">Séance du 20/10/2021</text:p>
      <text:p text:style-name="P99"/>
      <text:p text:style-name="P100">Augmentation des dépenses publiques → Augmentation du revenu ou du PIB</text:p>
      <text:p text:style-name="P100">donc une augmentation de la demande de monnaie, l’offre etant éxogène fixée par la BCE, la seule variable qui varie est le taux d’intérêt.</text:p>
      <text:p text:style-name="P100">conséquence directe de cette politique :</text:p>
      <text:p text:style-name="P100">Augmentation du taux d’intérêt <text:s/>→ Diminution de l’investissement → Diminution du revenu</text:p>
      <text:p text:style-name="P100"/>
      <text:p text:style-name="P100">Mais la diminution du revenu est moins importante que l’augmentation du revenu (effet d’eviction)</text:p>
      <text:p text:style-name="P100"/>
      <text:p text:style-name="P98">Y’=58,33</text:p>
      <text:p text:style-name="P98">I’=4,16</text:p>
      <text:p text:style-name="P98">C’=34,16</text:p>
      <text:p text:style-name="P98">i’=14,58 %</text:p>
      <text:p text:style-name="P101">G=20</text:p>
      <text:p text:style-name="P101">i=10,42 %</text:p>
      <text:p text:style-name="P101"/>
      <text:p text:style-name="P101">Sans effet d’éviction (taux d’intérêt ne change pas)</text:p>
      <text:p text:style-name="P101"/>
      <text:p text:style-name="P101">2.<text:span text:style-name="T87">1-C</text:span>)</text:p>
      <text:p text:style-name="P101">Y<text:span text:style-name="T27">1</text:span> = 87,5-200*0.1042 = 66,66€</text:p>
      <text:p text:style-name="P95">C* = 10 + 0,5(Y* - T) <text:span text:style-name="T86">=</text:span></text:p>
      <text:p text:style-name="P101">C<text:span text:style-name="T27">1</text:span>=38,33€</text:p>
      <text:p text:style-name="P101"/>
      <text:p text:style-name="P95"><text:span text:style-name="T86">I</text:span><text:span text:style-name="T35">1</text:span><text:span text:style-name="T86">=</text:span>10 + 0,1*Y<text:span text:style-name="T35">1</text:span> - 80*i</text:p>
      <text:p text:style-name="P102">I<text:span text:style-name="T27">1</text:span>=10 + 0,1*66,66 – 80 * 0,1042</text:p>
      <text:p text:style-name="P101">I<text:span text:style-name="T27">1</text:span>=8,33€</text:p>
      <text:p text:style-name="P101">i=10,42</text:p>
      <text:p text:style-name="P101"><text:soft-page-break/></text:p>
      <text:p text:style-name="P101"/>
      <text:p text:style-name="P104">2.1-D-E)</text:p>
      <text:p text:style-name="P101">différence </text:p>
      <text:p text:style-name="P101"><text:span text:style-name="T16">Δ</text:span><text:span text:style-name="T78">Y </text:span>=|Y<text:span text:style-name="T27">2 </text:span>-Y<text:span text:style-name="T27">1</text:span>| = 58,33 – 66,67 = 8,33</text:p>
      <text:p text:style-name="P37"><text:span text:style-name="T57">Δ</text:span><text:span text:style-name="T56">C = |C</text:span><text:span text:style-name="T63">1</text:span><text:span text:style-name="T56">-C</text:span><text:span text:style-name="T63">2</text:span><text:span text:style-name="T56">|=38,33 – 34,16 =4,17</text:span></text:p>
      <text:p text:style-name="P84"><text:span text:style-name="T16">Δ</text:span><text:span text:style-name="T85">I = |I</text:span><text:span text:style-name="T34">1</text:span><text:span text:style-name="T85"> - I</text:span><text:span text:style-name="T34">2</text:span><text:span text:style-name="T85">|</text:span><text:span text:style-name="T34"> </text:span><text:span text:style-name="T85"><text:s/>= 8,33 – 4,16 = 4,166</text:span></text:p>
      <text:p text:style-name="P101"/>
      <text:p text:style-name="P102">épargne publique S<text:span text:style-name="T27">p</text:span> = T – G = 10 -20 = -10 </text:p>
      <text:p text:style-name="P102">épargne des agents privées S<text:span text:style-name="T27">privée</text:span>=Y-T-C =Y<text:span text:style-name="T27">d</text:span>-C=14,16 avec effet d’éviction. Et sans effet 18,34</text:p>
      <text:p text:style-name="P102"/>
      <text:p text:style-name="P102"/>
      <text:p text:style-name="P102"/>
      <text:p text:style-name="P104">2.2- A-<text:span text:style-name="T89">B</text:span>)</text:p>
      <text:p text:style-name="P104">T=G=20</text:p>
      <text:p text:style-name="P104">Y=75-200*i</text:p>
      <text:p text:style-name="P104">i=0,0025*Y</text:p>
      <text:p text:style-name="P104"/>
      <text:p text:style-name="P107">Y*=50</text:p>
      <text:p text:style-name="P107">i*=12,5</text:p>
      <text:p text:style-name="P106">C’ = 25</text:p>
      <text:p text:style-name="P106">I’ = 5</text:p>
      <text:p text:style-name="P106">T=G=20</text:p>
      <text:p text:style-name="P106"/>
      <text:p text:style-name="P38"><text:span text:style-name="T59">l’augmentation des dépenses publiques a un impact sur le revenu national (effet </text:span><text:span text:style-name="T60">multiplicatif</text:span><text:span text:style-name="T59">), il augmente de 41,67 à 50</text:span></text:p>
      <text:p text:style-name="P104">Cela entrain une augmentation de la demande de monnaie donc augmentation du taux d’intérêt. (car stabilité entre offre et demande). <text:s/><text:span text:style-name="T88">Il augmente de 10,42 % à 12,5 %</text:span></text:p>
      <text:p text:style-name="P104">IS : déplacement de la courbe vers le haut ou vers la droite, conséquence, le revenu augmente et le taux d’intérêt</text:p>
      <text:p text:style-name="P104"/>
      <text:p text:style-name="P106"/>
      <text:p text:style-name="P104"/>
      <text:p text:style-name="P104"/>
      <text:p text:style-name="P104">2.2-<text:span text:style-name="T89">C</text:span>)</text:p>
      <text:p text:style-name="P104">on a augmenter T et G d’un même montant pourquoi cela a un impact sur le revenu, <text:span text:style-name="T88">pourquoi cela ne se neutralise pas</text:span>?</text:p>
      <text:p text:style-name="P104"/>
      <text:p text:style-name="P106">L’augmentation des dépenses publiques agit directement sur le revenu national Y = C + I +G</text:p>
      <text:p text:style-name="P106">Tandis que </text:p>
      <text:p text:style-name="P105"><text:span text:style-name="T88">L</text:span>’augmentation des impôts impact la consommation <text:span text:style-name="T88">car </text:span>le revenu <text:span text:style-name="T88">disponible </text:span>il diminue. </text:p>
      <text:p text:style-name="P106">(il a un impact inderect sur le revenu)</text:p>
      <text:p text:style-name="P106">Y<text:span text:style-name="T27">d</text:span> = Y-T</text:p>
      <text:p text:style-name="P106"/>
      <text:p text:style-name="P106">Une telle politique augmente le taux d’intérêt mais pas autant qu’une politique expantionniste.</text:p>
      <text:p text:style-name="P106">Il <text:span text:style-name="T98">a </text:span>augmenter de 10,42 % à 12,5 % tandis qu’avant il avait augmenter de 10,42 % à 14,58 %</text:p>
      <text:p text:style-name="P106"/>
      <text:p text:style-name="P106"/>
      <text:p text:style-name="P106">Conséquences négative de la politique budgétaire, augmentation du taux d’intérêt, pour contrer cet effet il y a la politique monétaire.</text:p>
      <text:p text:style-name="P106"><text:soft-page-break/></text:p>
      <text:p text:style-name="P106"/>
      <text:p text:style-name="P106"/>
      <text:p text:style-name="P107">2.3-A)</text:p>
      <text:p text:style-name="P108">On va créer de la monnaie car on a une augmentation de la produc<text:span text:style-name="T98">t</text:span>ion</text:p>
      <text:p text:style-name="P108">Quel est l’effet de la politique monétaire sur les coubres IS et LM ?</text:p>
      <text:p text:style-name="P108">IS :</text:p>
      <text:p text:style-name="P108">LM :</text:p>
      <text:p text:style-name="P108"/>
      <text:p text:style-name="P108"/>
      <text:p text:style-name="P108">l’augmentation des depenses publiques augmente le revenu national mais aussi le taux d’intérêt <text:span text:style-name="T98">(qui fait diminuer l’investissement)</text:span> (effet d’éviction q2.1).</text:p>
      <text:p text:style-name="P108">Qui peut être compensé par l’augmentation de la masse monétaire. </text:p>
      <text:p text:style-name="P108">Cela a pour conséquence de réduire le taux d’intérêt et d’augmenter le revenu.</text:p>
      <text:p text:style-name="P108">(Autre consequence augmentation de l’investissement privée.)</text:p>
      <text:p text:style-name="P108">Pour resumer :On augmente l’offre de monnaie pour réduire le taux d’intérêt et donc contrer l’effet d’eviction</text:p>
      <text:p text:style-name="P108"/>
      <text:p text:style-name="P107"><text:s/>M<text:span text:style-name="T80">s</text:span>=M<text:span text:style-name="T80">d</text:span> ↔ 20 = 0,05*Y/i</text:p>
      <text:p text:style-name="P107"/>
      <text:p text:style-name="P107"/>
      <text:p text:style-name="P107"/>
      <text:p text:style-name="P108">IS’ : 87,5 – 200*i</text:p>
      <text:p text:style-name="P108">LM : Y=400*i</text:p>
      <text:p text:style-name="P107"/>
      <text:p text:style-name="P108">Si i=10,42 % <text:span text:style-name="T90">(sans effet d’éviction Y = 66,66)</text:span></text:p>
      <text:p text:style-name="P109">LM : M<text:span text:style-name="T80">s</text:span>=M<text:span text:style-name="T80">d</text:span></text:p>
      <text:p text:style-name="P109"><text:tab/>M<text:span text:style-name="T80">s </text:span>= 0,05 * Y /i</text:p>
      <text:p text:style-name="P109"><text:tab/>M<text:span text:style-name="T80">s</text:span>=31,98 = 32 <text:span text:style-name="T91">donc il faut augmenter de 12 l’offre de monnaie.</text:span></text:p>
      <text:p text:style-name="P109"/>
      <text:p text:style-name="P109">LM : i=0,05/32 *Y</text:p>
      <text:p text:style-name="P109"><text:tab/>: i=0.0015625 *Y</text:p>
      <text:p text:style-name="P109"/>
      <text:p text:style-name="P110">2.3) c</text:p>
      <text:p text:style-name="P109">Y=C+I+G</text:p>
      <text:p text:style-name="P109">C=Y-I-G=66,66-I-20</text:p>
      <text:p text:style-name="P109">C’’=38,33</text:p>
      <text:p text:style-name="P109">I’’=8,33</text:p>
      <text:p text:style-name="P110">Y’’ = C’’+I’’+G =<text:span text:style-name="T90">38,33 </text:span>+ <text:span text:style-name="T90">8,33 </text:span>+ 20 = 66.66</text:p>
      <text:p text:style-name="P110"/>
      <text:p text:style-name="P110">M<text:span text:style-name="T27">d</text:span>’’ =31.98 = 32</text:p>
      <text:p text:style-name="P109"/>
      <text:p text:style-name="P110">2.3-E)</text:p>
      <text:p text:style-name="P109">Politique monétaire plus facile a mettre en place aux USA mais pas en europe car il n’y a qu’une politique monétaire et qu’une politique budgétaire aux USA et en Europe.</text:p>
      <text:p text:style-name="P109"/>
      <text:p text:style-name="P109">L’effet négatif de la politique monétaire sans politique budgétaire (sans croissance sans augmentation de la production) on risque d’avoir de l’inflation ou de la dévaluation de la monnaie.</text:p>
      <text:p text:style-name="P109"/>
      <text:p text:style-name="P109">Politique mixte (budgétaire + monétaire) idéal</text:p>
      <text:p text:style-name="P109"><text:soft-page-break/>-</text:p>
      <text:p text:style-name="P109"/>
      <text:p text:style-name="P109"/>
      <text:p text:style-name="P111">TD3 8/11/2021- rentrée</text:p>
      <text:p text:style-name="P111"/>
      <text:p text:style-name="P111">dans ISLM</text:p>
      <text:p text:style-name="P111">I. La FED va injecter 600 milliards de dollars dans l’économie américaine.</text:p>
      <text:p text:style-name="P111">1) il s’agit d’une politique monétaire expantioniste (relance) (contraire de restrictive)</text:p>
      <text:p text:style-name="P111">Sur le marché financier, il y a une baisse du taux d’intérêt.</text:p>
      <text:p text:style-name="P111">La baisse du taux d’intérêt permet d’augmenter l’investissement et donc une augmentation de la consommation et du PIB ou <text:span text:style-name="T98">du revenu </text:span>Y, soit le marché des biens &amp; services (IS).</text:p>
      <text:p text:style-name="P111"/>
      <text:p text:style-name="P111">Le taux d’intérêt : diminue → <text:s/>l’Investissement : augmente → Consommation : Augmente ( car augmentation des salaires)→ PIB ou <text:span text:style-name="T99">le revenu national </text:span>Y augmente → <text:span text:style-name="T99">la d</text:span>emande de monnaie <text:span text:style-name="T99">augmete</text:span> → <text:span text:style-name="T99">l’</text:span>intérêt augmente.</text:p>
      <text:p text:style-name="P111">Augmentation de la demande de monnaie implique une augmentation du taux d’intérêt mais cette augmentation sera moindre que la baisse initiale.</text:p>
      <text:p text:style-name="P111">Cela se traduit par un déplacement de la coubre LM vers la droite avec une baisse du taux d’intérêt et une hausse du <text:span text:style-name="T99">revenu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number:currency-style style:name="N1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08P0"/>
    </number:currency-style>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c9211e" officeooo:rsid="0007e653" officeooo:paragraph-rsid="000dcd36"/>
    </style:style>
    <style:style style:name="MP2" style:family="paragraph">
      <style:paragraph-properties fo:text-align="center"/>
    </style:style>
    <style:style style:name="MT1" style:family="text">
      <style:text-properties officeooo:rsid="000dcd36"/>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51" draw:name="Shape24" draw:style-name="Mgr1" draw:text-style-name="MP2" svg:x1="12.07cm" svg:y1="0.176cm" svg:x2="12.07cm" svg:y2="0.12cm"><text:p/></draw:line><text:s/>Fond<text:span text:style-name="MT1">amentaux de la</text:span> macro-économi<text:span text:style-name="MT1">e</text:span></text:p>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0T10:24:28.495667413</meta:creation-date>
    <dc:date>2021-12-08T23:15:04.669099231</dc:date>
    <meta:editing-duration>P4DT1H13M41S</meta:editing-duration>
    <meta:editing-cycles>32</meta:editing-cycles>
    <meta:generator>LibreOffice/6.4.7.2$Linux_X86_64 LibreOffice_project/40$Build-2</meta:generator>
    <meta:document-statistic meta:table-count="4" meta:image-count="0" meta:object-count="0" meta:page-count="20" meta:paragraph-count="551" meta:word-count="4954" meta:character-count="26935" meta:non-whitespace-character-count="22259"/>
  </office:meta>
</office:document-meta>
</file>